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82cbd9">1. class plans</text:a></text:p>
          <text:p text:style-name="Contents_20_2"><text:a xlink:type="simple" xlink:href="#org9b83fd0">1.1. week 1, introduction to the course</text:a></text:p>
          <text:p text:style-name="Contents_20_2"><text:a xlink:type="simple" xlink:href="#org1bac705">1.2. week 2, artificial intelligence</text:a></text:p>
          <text:p text:style-name="Contents_20_3"><text:a xlink:type="simple" xlink:href="#org48ef6d0">1.2.1. introductions 10 min</text:a></text:p>
          <text:p text:style-name="Contents_20_3"><text:a xlink:type="simple" xlink:href="#org62c22d5">1.2.2. freewrite 10 min</text:a></text:p>
          <text:p text:style-name="Contents_20_3"><text:a xlink:type="simple" xlink:href="#org1fd0880">1.2.3. share in groups of 2 or 3 people 10 minutes</text:a></text:p>
          <text:p text:style-name="Contents_20_3"><text:a xlink:type="simple" xlink:href="#orgbc0baf0">1.2.4. reframe your chosen point as a question 5 minutes</text:a></text:p>
          <text:p text:style-name="Contents_20_3"><text:a xlink:type="simple" xlink:href="#orgcb96427">1.2.5. share 10 minutes</text:a></text:p>
          <text:p text:style-name="Contents_20_3"><text:a xlink:type="simple" xlink:href="#org623dea8">1.2.6. discussion 45 min</text:a></text:p>
          <text:p text:style-name="Contents_20_3"><text:a xlink:type="simple" xlink:href="#org383d530">1.2.7. break 15 min</text:a></text:p>
          <text:p text:style-name="Contents_20_3"><text:a xlink:type="simple" xlink:href="#orgaeae2bc">1.2.8. continue discussion 30 min</text:a></text:p>
          <text:p text:style-name="Contents_20_3"><text:a xlink:type="simple" xlink:href="#org05ad7c7">1.2.9. how does chatgpt work? 20 min</text:a></text:p>
          <text:p text:style-name="Contents_20_3"><text:a xlink:type="simple" xlink:href="#orga147485">1.2.10. introduce AI activity</text:a></text:p>
          <text:p text:style-name="Contents_20_3"><text:a xlink:type="simple" xlink:href="#org693c9b6">1.2.11. readings</text:a></text:p>
          <text:p text:style-name="Contents_20_2"><text:a xlink:type="simple" xlink:href="#org0ebc0bc">1.3. week 3, artificial intelligence, continued</text:a></text:p>
          <text:p text:style-name="Contents_20_2"><text:a xlink:type="simple" xlink:href="#org55cce13">1.4. week 4, being, online</text:a></text:p>
          <text:p text:style-name="Contents_20_3"><text:a xlink:type="simple" xlink:href="#orgb778abf">1.4.1. Agenda</text:a></text:p>
          <text:p text:style-name="Contents_20_3"><text:a xlink:type="simple" xlink:href="#org02656b9">1.4.2. introductions 10:</text:a></text:p>
          <text:p text:style-name="Contents_20_3"><text:a xlink:type="simple" xlink:href="#org0540d69">1.4.3. think/pair/share: 30-40 minutes</text:a></text:p>
          <text:p text:style-name="Contents_20_3"><text:a xlink:type="simple" xlink:href="#org410981b">1.4.4. discuss as a class: 30-45 minutes</text:a></text:p>
          <text:p text:style-name="Contents_20_3"><text:a xlink:type="simple" xlink:href="#orgb8267e3">1.4.5. IF TIME:</text:a></text:p>
          <text:p text:style-name="Contents_20_3"><text:a xlink:type="simple" xlink:href="#orgcb45941">1.4.6. Readings:</text:a></text:p>
          <text:p text:style-name="Contents_20_3"><text:a xlink:type="simple" xlink:href="#orgb8f4d66">1.4.7. BREAK</text:a></text:p>
          <text:p text:style-name="Contents_20_3"><text:a xlink:type="simple" xlink:href="#org0945c49">1.4.8. continue discussion</text:a></text:p>
          <text:p text:style-name="Contents_20_3"><text:a xlink:type="simple" xlink:href="#orgcd70227">1.4.9. IF TIME: Activity on Online Ads (20/30):</text:a></text:p>
          <text:p text:style-name="Contents_20_3"><text:a xlink:type="simple" xlink:href="#org3346b4a">1.4.10. IF TIME: Freewrite:</text:a></text:p>
          <text:p text:style-name="Contents_20_2"><text:a xlink:type="simple" xlink:href="#orge9a3327">1.5. week 5, governance</text:a></text:p>
          <text:p text:style-name="Contents_20_3"><text:a xlink:type="simple" xlink:href="#org5c13e00">1.5.1. readings</text:a></text:p>
          <text:p text:style-name="Contents_20_2"><text:a xlink:type="simple" xlink:href="#org5ac241c">1.6. week 6, design</text:a></text:p>
          <text:p text:style-name="Contents_20_3"><text:a xlink:type="simple" xlink:href="#orge1a3ab8">1.6.1. readings</text:a></text:p>
          <text:p text:style-name="Contents_20_2"><text:a xlink:type="simple" xlink:href="#org5426448">1.7. week 7, archives</text:a></text:p>
          <text:p text:style-name="Contents_20_3"><text:a xlink:type="simple" xlink:href="#org5d4547e">1.7.1. critique vs solution</text:a></text:p>
          <text:p text:style-name="Contents_20_3"><text:a xlink:type="simple" xlink:href="#org8eba854">1.7.2. discussion posts</text:a></text:p>
          <text:p text:style-name="Contents_20_3"><text:a xlink:type="simple" xlink:href="#org4ed5e63">1.7.3. readings</text:a></text:p>
          <text:p text:style-name="Contents_20_2"><text:a xlink:type="simple" xlink:href="#orgb73bd00">1.8. week 8, ethics &amp; tech forum</text:a></text:p>
          <text:p text:style-name="Contents_20_2"><text:a xlink:type="simple" xlink:href="#orgbf69f75">1.9. week 9, library week</text:a></text:p>
          <text:p text:style-name="Contents_20_2"><text:a xlink:type="simple" xlink:href="#org393ffed">1.10. week 10, infrastructure</text:a></text:p>
          <text:p text:style-name="Contents_20_2"><text:a xlink:type="simple" xlink:href="#org130102d">1.11. week 11, infrastructure &amp; information management &amp; research methods</text:a></text:p>
          <text:p text:style-name="Contents_20_3"><text:a xlink:type="simple" xlink:href="#org2488511">1.11.1. readings</text:a></text:p>
          <text:p text:style-name="Contents_20_2"><text:a xlink:type="simple" xlink:href="#orgab5a18a">1.12. week 12, writing day I</text:a></text:p>
          <text:p text:style-name="Contents_20_2"><text:a xlink:type="simple" xlink:href="#orgbc18114">1.13. week 13, writing day II</text:a></text:p>
          <text:p text:style-name="Contents_20_2"><text:a xlink:type="simple" xlink:href="#org966c71f">1.14. week 14, writing day III</text:a></text:p>
          <text:p text:style-name="Contents_20_2"><text:a xlink:type="simple" xlink:href="#orge225187">1.15. week 15, writing day IV</text:a></text:p>
        </text:index-body>
      </text:table-of-content>
      <text:h text:style-name="Heading_20_1" text:outline-level="1" text:is-list-header="false">
<text:bookmark-start text:name="OrgXref.orgc82cbd9"/>
<text:bookmark text:name="orgc82cbd9"/>class plans
<text:bookmark-end text:name="OrgXref.orgc82cbd9"/></text:h>
      <text:h text:style-name="Heading_20_2" text:outline-level="2" text:is-list-header="false">
<text:bookmark-start text:name="OrgXref.org9b83fd0"/>
<text:bookmark text:name="org9b83fd0"/>week 1, introduction to the course
<text:bookmark-end text:name="OrgXref.org9b83fd0"/></text:h>
      <text:p text:style-name="Text_20_body">Agenda:
</text:p>
      <text:list text:style-name="OrgBulletedList" text:continue-numbering="false">
        <text:list-item>
          <text:p text:style-name="Text_20_body">Syllabus day
</text:p>
        </text:list-item>
        <text:list-item>
          <text:p text:style-name="Text_20_body">introductions, myself and you
</text:p>
        </text:list-item>
        <text:list-item>
          <text:p text:style-name="Text_20_body">overview of the course, assignments, readings
</text:p>
        </text:list-item>
        <text:list-item>
          <text:p text:style-name="Text_20_body">break
</text:p>
        </text:list-item>
        <text:list-item>
          <text:p text:style-name="Text_20_body">talk about reading for grad school
</text:p>
        </text:list-item>
        <text:list-item>
          <text:p text:style-name="Text_20_body">close reading practice: mark zuckerberg video
</text:p>
        </text:list-item>
      </text:list>
      <text:p text:style-name="Text_20_body">Myself
</text:p>
      <text:list text:style-name="OrgBulletedList" text:continue-numbering="false">
        <text:list-item>
          <text:p text:style-name="Text_20_body">Filipa Calado, call me Professor.
</text:p>
        </text:list-item>
        <text:list-item>
          <text:p text:style-name="Text_20_body">Background in Literature, Queer studies, Digital Studies
</text:p>
        </text:list-item>
        <text:list-item>
          <text:p text:style-name="Text_20_body">Using technology to study queer literature (dissertation)
</text:p>
        </text:list-item>
        <text:list-item>
          <text:p text:style-name="Text_20_body">Now interested in language broadly, how meaning changes across different forms of language, how these are affected by technology (recently things like AI) and how to use tech to study language.
</text:p>
        </text:list-item>
        <text:list-item>
          <text:p text:style-name="Text_20_body">Teaching for 8 years across NYC universities, NYU, New School, CUNY; classes on writing, critical thinking, data science, creative coding. So a wide range.
</text:p>
        </text:list-item>
        <text:list-item>
          <text:p text:style-name="Text_20_body">Second time teaching course, still figuring it out, very excited.
</text:p>
        </text:list-item>
      </text:list>
      <text:p text:style-name="Text_20_body">The course
</text:p>
      <text:list text:style-name="OrgBulletedList" text:continue-numbering="false">
        <text:list-item>
          <text:p text:style-name="Text_20_body">INFO 601:
</text:p>
          <text:list text:style-name="OrgBulletedList" text:continue-numbering="true">
            <text:list-item>
              <text:p text:style-name="Text_20_body">Introduction to graduate school &amp; "information studies" broadly
</text:p>
              <text:list text:style-name="OrgBulletedList" text:continue-numbering="true">
                <text:list-item>
                  <text:p text:style-name="Text_20_body">broad term, encompasses work by librarians, analysts, cultural heritage curators, managers
</text:p>
                </text:list-item>
              </text:list>
            </text:list-item>
            <text:list-item>
              <text:p text:style-name="Text_20_body">Exploring the question, what is information? How does form affect meaning?
</text:p>
              <text:list text:style-name="OrgBulletedList" text:continue-numbering="true">
                <text:list-item>
                  <text:p text:style-name="Text_20_body">Source, platform, speaker, audience, material substrate.
</text:p>
                </text:list-item>
                <text:list-item>
                  <text:p text:style-name="Text_20_body">Thinking critically about information production
</text:p>
                </text:list-item>
                <text:list-item>
                  <text:p text:style-name="Text_20_body">Different specializations and jobs available to info practitioners
</text:p>
                </text:list-item>
              </text:list>
            </text:list-item>
            <text:list-item>
              <text:p text:style-name="Text_20_body">Also, an introduction to graduate school, to thinking, reading, and writing critically.
</text:p>
              <text:list text:style-name="OrgBulletedList" text:continue-numbering="true">
                <text:list-item>
                  <text:p text:style-name="Text_20_body">how to insert yourself into an academic/professional conversation.
</text:p>
                </text:list-item>
                <text:list-item>
                  <text:p text:style-name="Text_20_body">how to do a "close reading" – look at the components of something to analyze it in depth.
</text:p>
                </text:list-item>
              </text:list>
            </text:list-item>
            <text:list-item>
              <text:p text:style-name="Text_20_body">Finally, we take a critical perspective that pays attention to structures of power and how they affect all aspects of information.
</text:p>
            </text:list-item>
          </text:list>
        </text:list-item>
        <text:list-item>
          <text:p text:style-name="Text_20_body">Assignments:
</text:p>
          <text:list text:style-name="OrgBulletedList" text:continue-numbering="true">
            <text:list-item>
              <text:p text:style-name="Text_20_body">readings every week
</text:p>
            </text:list-item>
            <text:list-item>
              <text:p text:style-name="Text_20_body">posting on discussion board every week
</text:p>
            </text:list-item>
            <text:list-item>
              <text:p text:style-name="Text_20_body">some 'fieldwork' (attending 2 events and writing about it)
</text:p>
            </text:list-item>
            <text:list-item>
              <text:p text:style-name="Text_20_body">final project (close reading paper) highly scaffolded
</text:p>
            </text:list-item>
            <text:list-item>
              <text:p text:style-name="Text_20_body">class discussion major focus.
</text:p>
            </text:list-item>
          </text:list>
        </text:list-item>
      </text:list>
      <text:p text:style-name="Text_20_body">Will go through the syllabus in more detail. But for now let's do introductions.
</text:p>
      <text:p text:style-name="Text_20_body">Around the room, say your name, program, and best thing you've watched lately.
</text:p>
      <text:list text:style-name="OrgBulletedList" text:continue-numbering="false">
        <text:list-item>
          <text:p text:style-name="Text_20_body">Professor Calado; play called "Kilele" about a massacre in Colombia. All about how you deal with tragedy and death in the aftermath. Very powerful. Makes me think about the power of narrative to move us in positive ways, world-making ways, which other forms (news, social media) cannot or does not.
</text:p>
        </text:list-item>
      </text:list>
      <text:p text:style-name="Text_20_body">Syllabus Review
</text:p>
      <text:list text:style-name="OrgBulletedList" text:continue-numbering="false">
        <text:list-item>
          <text:p text:style-name="Text_20_body">Go over:
</text:p>
          <text:list text:style-name="OrgBulletedList" text:continue-numbering="true">
            <text:list-item>
              <text:p text:style-name="Text_20_body">Course Info
</text:p>
            </text:list-item>
            <text:list-item>
              <text:p text:style-name="Text_20_body">Instructor Info
</text:p>
            </text:list-item>
            <text:list-item>
              <text:p text:style-name="Text_20_body">Course Description
</text:p>
            </text:list-item>
            <text:list-item>
              <text:p text:style-name="Text_20_body">Course Goals
</text:p>
            </text:list-item>
            <text:list-item>
              <text:p text:style-name="Text_20_body">Learning Outcomes
</text:p>
            </text:list-item>
            <text:list-item>
              <text:p text:style-name="Text_20_body">Sources, Canvas
</text:p>
            </text:list-item>
            <text:list-item>
              <text:p text:style-name="Text_20_body">Format - discussion
</text:p>
            </text:list-item>
          </text:list>
        </text:list-item>
        <text:list-item>
          <text:p text:style-name="Text_20_body">Assignments
</text:p>
          <text:list text:style-name="OrgBulletedList" text:continue-numbering="true">
            <text:list-item>
              <text:p text:style-name="Text_20_body">Discussion posts on canvas, 1 time per week, 200 words max per post.
</text:p>
            </text:list-item>
            <text:list-item>
              <text:p text:style-name="Text_20_body">Fieldwork
</text:p>
              <text:list text:style-name="OrgBulletedList" text:continue-numbering="true">
                <text:list-item>
                  <text:p text:style-name="Text_20_body">2x/semester, reports due on May 6 on Canvas, and you will also share them in class the week that you do them. 5 minutes max, 1 page report
</text:p>
                </text:list-item>
                <text:list-item>
                  <text:p text:style-name="Text_20_body">gets you to experience the field in practice, attend events like talks and lectures
</text:p>
                </text:list-item>
                <text:list-item>
                  <text:p text:style-name="Text_20_body">can be virtual
</text:p>
                </text:list-item>
                <text:list-item>
                  <text:p text:style-name="Text_20_body">ask me if you are not sure if something counts.
</text:p>
                </text:list-item>
              </text:list>
            </text:list-item>
            <text:list-item>
              <text:p text:style-name="Text_20_body">AI activity
</text:p>
              <text:list text:style-name="OrgBulletedList" text:continue-numbering="true">
                <text:list-item>
                  <text:p text:style-name="Text_20_body">due in 2 weeks, about 1000 words, or 3 pages (double spaced)
</text:p>
                </text:list-item>
                <text:list-item>
                  <text:p text:style-name="Text_20_body">review a court case
</text:p>
                </text:list-item>
              </text:list>
            </text:list-item>
            <text:list-item>
              <text:p text:style-name="Text_20_body">Close Reading Paper
</text:p>
              <text:list text:style-name="OrgBulletedList" text:continue-numbering="true">
                <text:list-item>
                  <text:p text:style-name="Text_20_body">final project
</text:p>
                </text:list-item>
                <text:list-item>
                  <text:p text:style-name="Text_20_body">highly scaffolded, will work in parts, proposal, drafts.
</text:p>
                </text:list-item>
                <text:list-item>
                  <text:p text:style-name="Text_20_body">you pick a topic, discourse, like "immigration"
</text:p>
                </text:list-item>
                <text:list-item>
                  <text:p text:style-name="Text_20_body">focus is on close analysis of examples
</text:p>
                </text:list-item>
                <text:list-item>
                  <text:p text:style-name="Text_20_body">last month of the semseter will be focused on this assignment.
</text:p>
                </text:list-item>
              </text:list>
            </text:list-item>
            <text:list-item>
              <text:p text:style-name="Text_20_body">Course Schedule
</text:p>
              <text:list text:style-name="OrgBulletedList" text:continue-numbering="true">
                <text:list-item>
                  <text:p text:style-name="Text_20_body">weeks are broken up into "themes" in bold
</text:p>
                </text:list-item>
                <text:list-item>
                  <text:p text:style-name="Text_20_body">example: next week is AI, the follwing is being online
</text:p>
                </text:list-item>
                <text:list-item>
                  <text:p text:style-name="Text_20_body">Also weeks that pertain to different programs in the dept, like design and archives
</text:p>
                </text:list-item>
                <text:list-item>
                  <text:p text:style-name="Text_20_body">do not read ahead
</text:p>
                </text:list-item>
                <text:list-item>
                  <text:p text:style-name="Text_20_body">questions?
</text:p>
                </text:list-item>
              </text:list>
            </text:list-item>
          </text:list>
        </text:list-item>
      </text:list>
      <text:p text:style-name="Text_20_body">BREAK
</text:p>
      <text:p text:style-name="Text_20_body">How to read for grad school (40 min)
</text:p>
      <text:list text:style-name="OrgBulletedList" text:continue-numbering="false">
        <text:list-item>
          <text:p text:style-name="Text_20_body">read essay, 10 min.
</text:p>
        </text:list-item>
        <text:list-item>
          <text:p text:style-name="Text_20_body">Freewrite, 7 min:
</text:p>
          <text:list text:style-name="OrgBulletedList" text:continue-numbering="true">
            <text:list-item>
              <text:p text:style-name="Text_20_body">how do you read longer things? More academic things?
</text:p>
            </text:list-item>
            <text:list-item>
              <text:p text:style-name="Text_20_body">what strategies (if any) do you use?
</text:p>
            </text:list-item>
          </text:list>
        </text:list-item>
        <text:list-item>
          <text:p text:style-name="Text_20_body">share &amp; discuss (10-12 min)
</text:p>
        </text:list-item>
      </text:list>
      <text:p text:style-name="Text_20_body">Close reading practice (45 - 60 min)
</text:p>
      <text:list text:style-name="OrgBulletedList" text:continue-numbering="false">
        <text:list-item>
          <text:p text:style-name="Text_20_body">watch video of Mark Zuckerberg.
</text:p>
        </text:list-item>
        <text:list-item>
          <text:p text:style-name="Text_20_body">Talk about context: what is his main argument and who is he speaking to? What are his overall goals? What is he responding to?
</text:p>
        </text:list-item>
        <text:list-item>
          <text:p text:style-name="Text_20_body">Watch again, thinking about his persuasive strategies in particular
</text:p>
        </text:list-item>
        <text:list-item>
          <text:p text:style-name="Text_20_body">Freewrite (10): what are the strategies that Zuckerberg uses to make his argument? Focus on one or two moments.
</text:p>
          <text:list text:style-name="OrgBulletedList" text:continue-numbering="true">
            <text:list-item>
              <text:p text:style-name="Text_20_body">What does this strategy reveal about his goals, methods, or anything else?
</text:p>
            </text:list-item>
          </text:list>
        </text:list-item>
        <text:list-item>
          <text:p text:style-name="Text_20_body">Discuss (20)
</text:p>
        </text:list-item>
      </text:list>
      <text:p text:style-name="Text_20_body">Wrap up
</text:p>
      <text:list text:style-name="OrgBulletedList" text:continue-numbering="false">
        <text:list-item>
          <text:p text:style-name="Text_20_body">remember readings and discussion posts!
</text:p>
        </text:list-item>
      </text:list>
      <text:h text:style-name="Heading_20_2" text:outline-level="2" text:is-list-header="false">
<text:bookmark-start text:name="OrgXref.org1bac705"/>
<text:bookmark text:name="org1bac705"/>week 2, artificial intelligence
<text:bookmark-end text:name="OrgXref.org1bac705"/></text:h>
      <text:p text:style-name="Text_20_body">Agenda
</text:p>
      <text:list text:style-name="OrgBulletedList" text:continue-numbering="false">
        <text:list-item>
          <text:p text:style-name="Text_20_body">topic today: artificial intelligence
</text:p>
        </text:list-item>
        <text:list-item>
          <text:p text:style-name="Text_20_body">some writing about the readings
</text:p>
        </text:list-item>
        <text:list-item>
          <text:p text:style-name="Text_20_body">some talking about the readings
</text:p>
        </text:list-item>
        <text:list-item>
          <text:p text:style-name="Text_20_body">break
</text:p>
        </text:list-item>
        <text:list-item>
          <text:p text:style-name="Text_20_body">talking about AI, maybe going into depth about how it works
</text:p>
        </text:list-item>
        <text:list-item>
          <text:p text:style-name="Text_20_body">some prep for next week's AI activity
</text:p>
        </text:list-item>
      </text:list>
      <text:h text:style-name="Heading_20_3" text:outline-level="3" text:is-list-header="false">
<text:bookmark-start text:name="OrgXref.org48ef6d0"/>
<text:bookmark text:name="org48ef6d0"/>introductions 10 min
<text:bookmark-end text:name="OrgXref.org48ef6d0"/></text:h>
      <text:p text:style-name="Text_20_body">Name, program, one thing you want to learn how to do.
</text:p>
      <text:h text:style-name="Heading_20_3" text:outline-level="3" text:is-list-header="false">
<text:bookmark-start text:name="OrgXref.org62c22d5"/>
<text:bookmark text:name="org62c22d5"/>freewrite 10 min
<text:bookmark-end text:name="OrgXref.org62c22d5"/></text:h>
      <text:list text:style-name="OrgBulletedList" text:continue-numbering="false">
        <text:list-item>
          <text:p text:style-name="Text_20_body">What idea or detail from the reading was most interesting to you? What do you find so compelling about it? Why is it important?
</text:p>
        </text:list-item>
      </text:list>
      <text:h text:style-name="Heading_20_3" text:outline-level="3" text:is-list-header="false">
<text:bookmark-start text:name="OrgXref.org1fd0880"/>
<text:bookmark text:name="org1fd0880"/>share in groups of 2 or 3 people 10 minutes
<text:bookmark-end text:name="OrgXref.org1fd0880"/></text:h>
      <text:p text:style-name="Text_20_body">Each person shares what they wrote.
</text:p>
      <text:p text:style-name="Text_20_body">Then, as a group, you decide one point to share with the class.
</text:p>
      <text:h text:style-name="Heading_20_3" text:outline-level="3" text:is-list-header="false">
<text:bookmark-start text:name="OrgXref.orgbc0baf0"/>
<text:bookmark text:name="orgbc0baf0"/>reframe your chosen point as a question 5 minutes
<text:bookmark-end text:name="OrgXref.orgbc0baf0"/></text:h>
      <text:p text:style-name="Text_20_body">But, before you share, try to re-write your point as a question. You want to write a question that is open-ended (not a yes/no question), and that would inspire different kinds of responses.
</text:p>
      <text:p text:style-name="Text_20_body">For example, if your interest is something like, "the difficulty of removing bias and discriminatory views from the data used to train AI chatbots," you might re-frame the question like, "what are actual ways that we can make AI training datasets less discriminatory and biased?" OR you might go deeper to ask something like, "if we cannot remove bias from datasets, is it possible to use AI tools in an ethical way? How could we do that?"
</text:p>
      <text:p text:style-name="Text_20_body">Try to write questions that inspire curiosity and different points of view. This is actually hard to do, so just try your best!
</text:p>
      <text:h text:style-name="Heading_20_3" text:outline-level="3" text:is-list-header="false">
<text:bookmark-start text:name="OrgXref.orgcb96427"/>
<text:bookmark text:name="orgcb96427"/>share 10 minutes
<text:bookmark-end text:name="OrgXref.orgcb96427"/></text:h>
      <text:p text:style-name="Text_20_body">Go around the room and share your questions, writing them down on the googledoc.
</text:p>
      <text:p text:style-name="Text_20_body">Then, I (filipa) choose a question to start the conversation. We can take a minute or so to think about responding before discussion.
</text:p>
      <text:h text:style-name="Heading_20_3" text:outline-level="3" text:is-list-header="false">
<text:bookmark-start text:name="OrgXref.org623dea8"/>
<text:bookmark text:name="org623dea8"/>discussion 45 min
<text:bookmark-end text:name="OrgXref.org623dea8"/></text:h>
      <text:h text:style-name="Heading_20_3" text:outline-level="3" text:is-list-header="false">
<text:bookmark-start text:name="OrgXref.org383d530"/>
<text:bookmark text:name="org383d530"/>break 15 min
<text:bookmark-end text:name="OrgXref.org383d530"/></text:h>
      <text:h text:style-name="Heading_20_3" text:outline-level="3" text:is-list-header="false">
<text:bookmark-start text:name="OrgXref.orgaeae2bc"/>
<text:bookmark text:name="orgaeae2bc"/>continue discussion 30 min
<text:bookmark-end text:name="OrgXref.orgaeae2bc"/></text:h>
      <text:h text:style-name="Heading_20_3" text:outline-level="3" text:is-list-header="false">
<text:bookmark-start text:name="OrgXref.org05ad7c7"/>
<text:bookmark text:name="org05ad7c7"/>how does chatgpt work? 20 min
<text:bookmark-end text:name="OrgXref.org05ad7c7"/></text:h>
      <text:list text:style-name="OrgNumberedList" text:continue-numbering="false">
        <text:list-item>
          <text:p text:style-name="Text_20_body">
<text:bookmark-start text:name="OrgXref.org94c0b59"/>
<text:bookmark text:name="org94c0b59"/>How does ChatGPT work?
<text:bookmark-end text:name="OrgXref.org94c0b59"/></text:p>
          <text:p text:style-name="Text_20_body">How does it know what to respond when someone asks it a question?
</text:p>
          <text:p text:style-name="Text_20_body">More specifically, how does it know what language to generate, what words follow other words?
</text:p>
          <text:list text:style-name="OrgBulletedList" text:continue-numbering="false">
            <text:list-item>
              <text:p text:style-name="Text_20_body">by prediction.
</text:p>
            </text:list-item>
            <text:list-item>
              <text:p text:style-name="Text_20_body">it learns by reading. Gains an understanding of language from processing massive amounts of text, deriving patterns.
</text:p>
            </text:list-item>
          </text:list>
          <text:p text:style-name="Text_20_body">It builds a kind of model for each word, what words tend to surround that word in a sentence.
</text:p>
          <text:list text:style-name="OrgBulletedList" text:continue-numbering="false">
            <text:list-item>
              <text:p text:style-name="Text_20_body">key idea here is "context"
</text:p>
            </text:list-item>
          </text:list>
          <text:p text:style-name="Text_20_body">This model for meaning is called a "word vector" '
</text:p>
        </text:list-item>
        <text:list-item>
          <text:p text:style-name="Text_20_body">
<text:bookmark-start text:name="OrgXref.org79f9818"/>
<text:bookmark text:name="org79f9818"/>Word Vectors
<text:bookmark-end text:name="OrgXref.org79f9818"/></text:p>
          <text:p text:style-name="Text_20_body">Word Vectors:
</text:p>
          <text:list text:style-name="OrgBulletedList" text:continue-numbering="false">
            <text:list-item>
              <text:p text:style-name="Text_20_body">numerical representation of words. Words represented by numbers, a list of numbers.
</text:p>
            </text:list-item>
            <text:list-item>
              <text:p text:style-name="Text_20_body">Each number represents that word's relation to another word, in the form of a probability. How they are related.
</text:p>
              <text:list text:style-name="OrgBulletedList" text:continue-numbering="true">
                <text:list-item>
                  <text:p text:style-name="Text_20_body">here we have a word, "Artificial" and related words, each with similarity scores.
</text:p>
                </text:list-item>
                <text:list-item>
                  <text:p text:style-name="Text_20_body">the similarity scores together comprise the vector.
</text:p>
                </text:list-item>
              </text:list>
            </text:list-item>
          </text:list>
          <text:p text:style-name="Text_20_body">Let's take the word "cat" and "dog"
</text:p>
          <text:list text:style-name="OrgBulletedList" text:continue-numbering="false">
            <text:list-item>
              <text:p text:style-name="Text_20_body">furry, milk, bone, lick
</text:p>
            </text:list-item>
          </text:list>
          <text:p text:style-name="Text_20_body">This is how we turn language, the semantics and expressivity of language, into something a computer can understand.
</text:p>
          <text:p text:style-name="Text_20_body">Every word becomes a dot in graphical space, and is represented by a list of numbers, very long.
</text:p>
        </text:list-item>
        <text:list-item>
          <text:p text:style-name="Text_20_body">
<text:bookmark-start text:name="OrgXref.org49209ba"/>
<text:bookmark text:name="org49209ba"/>King - Man + Woman = Queen
<text:bookmark-end text:name="OrgXref.org49209ba"/></text:p>
          <text:p text:style-name="Text_20_body">Not only do computers process language, but they can do math with it.
</text:p>
          <text:list text:style-name="OrgBulletedList" text:continue-numbering="false">
            <text:list-item>
              <text:p text:style-name="Text_20_body">Each word is represented by a series of numbers, with each of those numbers representing it's relationship to another word. How closely they are related.
</text:p>
            </text:list-item>
          </text:list>
          <text:p text:style-name="Text_20_body">Linear algebra, matrix algebra.
</text:p>
          <text:p text:style-name="Text_20_body">Calculus.
</text:p>
          <text:p text:style-name="Text_20_body">Cosine similarity and Euclidean distance.
</text:p>
          <text:p text:style-name="Text_20_body">Read more in the Word2Vec Paper.
</text:p>
        </text:list-item>
      </text:list>
      <text:h text:style-name="Heading_20_3" text:outline-level="3" text:is-list-header="false">
<text:bookmark-start text:name="OrgXref.orga147485"/>
<text:bookmark text:name="orga147485"/>introduce AI activity
<text:bookmark-end text:name="OrgXref.orga147485"/></text:h>
      <text:p text:style-name="Text_20_body">Legal opinion
</text:p>
      <text:p text:style-name="Text_20_body">Choosing a case, reading about that case online, look at the actual case documents.
</text:p>
      <text:p text:style-name="Text_20_body">Summarizing that case, its arguments on each side.
</text:p>
      <text:p text:style-name="Text_20_body">Offering your opinion, who has the stronger argument?
</text:p>
      <text:h text:style-name="Heading_20_3" text:outline-level="3" text:is-list-header="false">
<text:bookmark-start text:name="OrgXref.org693c9b6"/>
<text:bookmark text:name="org693c9b6"/>readings
<text:bookmark-end text:name="OrgXref.org693c9b6"/></text:h>
      <text:list text:style-name="OrgNumberedList" text:continue-numbering="false">
        <text:list-item>
          <text:p text:style-name="Text_20_body">
<text:bookmark-start text:name="OrgXref.orgbe83602"/>
<text:bookmark text:name="orgbe83602"/>Bender, E. M., Gebru, T., McMillan-Major, A., &amp; Shmitchell, S. (2021,
<text:bookmark-end text:name="OrgXref.orgbe83602"/></text:p>
          <text:p text:style-name="Text_20_body">March). On the Dangers of Stochastic Parrots: Can Language Models Be Too Big?. In Proceedings of the 2021 ACM conference on fairness, accountability, and transparency (pp. 610-623).
<text:a xlink:type="simple" xlink:href="https://doi.org/10.1145/3442188.3445922">https://doi.org/10.1145/3442188.3445922</text:a>
</text:p>
          <text:list text:style-name="OrgBulletedList" text:continue-numbering="false">
            <text:list-item>
              <text:p text:style-name="Text_20_body">who?
</text:p>
              <text:list text:style-name="OrgBulletedList" text:continue-numbering="true">
                <text:list-item>
                  <text:p text:style-name="Text_20_body">Bender, comp linguist scholar at UWash
</text:p>
                </text:list-item>
                <text:list-item>
                  <text:p text:style-name="Text_20_body">Gebru, former Google AI Ethics researcher, now helps to lead DAIR
</text:p>
                </text:list-item>
                <text:list-item>
                  <text:p text:style-name="Text_20_body">Smitchell, former Google AI Ethics researcher, now at Huggingface
</text:p>
                </text:list-item>
              </text:list>
            </text:list-item>
            <text:list-item>
              <text:p text:style-name="Text_20_body">when?
</text:p>
              <text:list text:style-name="OrgBulletedList" text:continue-numbering="true">
                <text:list-item>
                  <text:p text:style-name="Text_20_body">published in 2021, way ahead of its time (ChatGPT came out Fall 2022).
</text:p>
                </text:list-item>
              </text:list>
            </text:list-item>
            <text:list-item>
              <text:p text:style-name="Text_20_body">What is the main argument?
</text:p>
              <text:list text:style-name="OrgBulletedList" text:continue-numbering="true">
                <text:list-item>
                  <text:p text:style-name="Text_20_body">Ethical implications of one aspect about LLMs: SIZE
</text:p>
                  <text:list text:style-name="OrgBulletedList" text:continue-numbering="true">
                    <text:list-item>
                      <text:p text:style-name="Text_20_body">environmental effects
</text:p>
                    </text:list-item>
                    <text:list-item>
                      <text:p text:style-name="Text_20_body">socialeconomic effects - marginalized people
</text:p>
                    </text:list-item>
                    <text:list-item>
                      <text:p text:style-name="Text_20_body">bias and discrimination - data
</text:p>
                    </text:list-item>
                    <text:list-item>
                      <text:p text:style-name="Text_20_body">human interpretation of text as meaningful leads to misinformation/misinterpretation
</text:p>
                    </text:list-item>
                  </text:list>
                </text:list-item>
              </text:list>
            </text:list-item>
            <text:list-item>
              <text:p text:style-name="Text_20_body">Environmental costs
</text:p>
              <text:list text:style-name="OrgBulletedList" text:continue-numbering="true">
                <text:list-item>
                  <text:p text:style-name="Text_20_body">those most likely to pay the price of environmental degradation are in the global south, and are those who are least likely to benefit from the tools being developed.
</text:p>
                </text:list-item>
              </text:list>
            </text:list-item>
            <text:list-item>
              <text:p text:style-name="Text_20_body">"Unfathomable training data"
</text:p>
              <text:list text:style-name="OrgBulletedList" text:continue-numbering="true">
                <text:list-item>
                  <text:p text:style-name="Text_20_body">"size doesn't gaurantee diversity"
</text:p>
                  <text:list text:style-name="OrgBulletedList" text:continue-numbering="true">
                    <text:list-item>
                      <text:p text:style-name="Text_20_body">we assume large size means more representation, but that's not the case.
</text:p>
                    </text:list-item>
                    <text:list-item>
                      <text:p text:style-name="Text_20_body">statistical methods amplify what is most frequent. They suppress outliers.
</text:p>
                    </text:list-item>
                    <text:list-item>
                      <text:p text:style-name="Text_20_body">we get something that perpetuates a majority view: users who are young, male, from developed countries.
</text:p>
                    </text:list-item>
                  </text:list>
                </text:list-item>
                <text:list-item>
                  <text:p text:style-name="Text_20_body">we cannot automate the removal of bias
</text:p>
                  <text:list text:style-name="OrgBulletedList" text:continue-numbering="true">
                    <text:list-item>
                      <text:p text:style-name="Text_20_body">list of dirty, naughty, etc. words.
</text:p>
                    </text:list-item>
                    <text:list-item>
                      <text:p text:style-name="Text_20_body">removing whole pages containing bad words overlooks context, nuance, reclamation, explanation.
</text:p>
                    </text:list-item>
                  </text:list>
                </text:list-item>
                <text:list-item>
                  <text:p text:style-name="Text_20_body">what is the solution?
</text:p>
                  <text:list text:style-name="OrgBulletedList" text:continue-numbering="true">
                    <text:list-item>
                      <text:p text:style-name="Text_20_body">avoid "documentation debt" by budgeting to make high quality datasets.
</text:p>
                      <text:list text:style-name="OrgBulletedList" text:continue-numbering="true">
                        <text:list-item>
                          <text:p text:style-name="Text_20_body">document motivations behind data collection
</text:p>
                        </text:list-item>
                        <text:list-item>
                          <text:p text:style-name="Text_20_body">document process of cleaning
</text:p>
                        </text:list-item>
                        <text:list-item>
                          <text:p text:style-name="Text_20_body">"pre-mortem" - explore hypothetical failures
</text:p>
                        </text:list-item>
                        <text:list-item>
                          <text:p text:style-name="Text_20_body">"value sensitive design" - make sure stakeholder values are supported from the outset.
</text:p>
                        </text:list-item>
                      </text:list>
                    </text:list-item>
                  </text:list>
                </text:list-item>
              </text:list>
            </text:list-item>
            <text:list-item>
              <text:p text:style-name="Text_20_body">"communicative intent"
</text:p>
              <text:list text:style-name="OrgBulletedList" text:continue-numbering="true">
                <text:list-item>
                  <text:p text:style-name="Text_20_body">to communicate, we need to guess the intention of the speaker.
</text:p>
                </text:list-item>
                <text:list-item>
                  <text:p text:style-name="Text_20_body">humans see meaning in everything, we have to impose meaning.
</text:p>
                </text:list-item>
              </text:list>
            </text:list-item>
          </text:list>
        </text:list-item>
        <text:list-item>
          <text:p text:style-name="Text_20_body">
<text:bookmark-start text:name="OrgXref.org8939d97"/>
<text:bookmark text:name="org8939d97"/>Barcott, Bruce. AI Lawsuits Worth Watching: A Curated Guide. Techpolicity.press. July 2024. <text:a xlink:type="simple" xlink:href="https://www.techpolicy.press/ai-lawsuits-worth-watching-a-curated-guide/">https://www.techpolicy.press/ai-lawsuits-worth-watching-a-curated-guide/</text:a>
<text:bookmark-end text:name="OrgXref.org8939d97"/></text:p>
          <text:p text:style-name="Text_20_body">NYT vs OpenAI/Microsoft
</text:p>
          <text:list text:style-name="OrgBulletedList" text:continue-numbering="false">
            <text:list-item>
              <text:p text:style-name="Text_20_body">issue of "fair use" – OpenAI/Microsoft says that the data is sufficiently transformed that it fulfills fair use clause.
</text:p>
            </text:list-item>
            <text:list-item>
              <text:p text:style-name="Text_20_body">AI models are like students who learn by reading. Reading a book isn't in violation of copyright, is it?
</text:p>
            </text:list-item>
          </text:list>
          <text:p text:style-name="Text_20_body">Rayner vs NY state Dept of Corrections
</text:p>
          <text:list text:style-name="OrgBulletedList" text:continue-numbering="false">
            <text:list-item>
              <text:p text:style-name="Text_20_body">ruled that protecting company trade secrets was more important that assuring fairness and accountability.
</text:p>
            </text:list-item>
          </text:list>
        </text:list-item>
        <text:list-item>
          <text:p text:style-name="Text_20_body">
<text:bookmark-start text:name="OrgXref.org10d9815"/>
<text:bookmark text:name="org10d9815"/>Perrigo, Billy. “Exclusive: The $2 Per Hour Workers Who Made ChatGPT Safer.” TIME. 18 Jan. 2023, <text:a xlink:type="simple" xlink:href="https://time.com/6247678/openai-chatgpt-kenya-workers/">https://time.com/6247678/openai-chatgpt-kenya-workers/</text:a>.
<text:bookmark-end text:name="OrgXref.org10d9815"/></text:p>
          <text:p text:style-name="Text_20_body">OpenAI hiring firm in Kenya to label datasets of violence, abuse for a dollar and pennies per hour. Once people found out they stopped.
</text:p>
        </text:list-item>
        <text:list-item>
          <text:p text:style-name="Text_20_body">
<text:bookmark-start text:name="OrgXref.orgdb85662"/>
<text:bookmark text:name="orgdb85662"/>Joe Rogan interviewing Sam Altman, OpenAI CEO, October 2023: <text:a xlink:type="simple" xlink:href="https://www.youtube.com/watch?v=MTJZpO3bTpg">https://www.youtube.com/watch?v=MTJZpO3bTpg</text:a>
<text:bookmark-end text:name="OrgXref.orgdb85662"/></text:p>
          <text:list text:style-name="OrgBulletedList" text:continue-numbering="false">
            <text:list-item>
              <text:p text:style-name="Text_20_body">story of technological development is "the story of abundance"
</text:p>
            </text:list-item>
            <text:list-item>
              <text:p text:style-name="Text_20_body">costs will fall, abundance will go up. It will transform peoples' lives for the better.
</text:p>
            </text:list-item>
            <text:list-item>
              <text:p text:style-name="Text_20_body">we will have some kind of universal income, where everyone will have a stake in the technology.
</text:p>
            </text:list-item>
          </text:list>
        </text:list-item>
      </text:list>
      <text:h text:style-name="Heading_20_2" text:outline-level="2" text:is-list-header="false">
<text:bookmark-start text:name="OrgXref.org0ebc0bc"/>
<text:bookmark text:name="org0ebc0bc"/>week 3, artificial intelligence, continued
<text:bookmark-end text:name="OrgXref.org0ebc0bc"/></text:h>
      <text:p text:style-name="Text_20_body">Agenda
</text:p>
      <text:list text:style-name="OrgBulletedList" text:continue-numbering="false">
        <text:list-item>
          <text:p text:style-name="Text_20_body">discuss AI activity
</text:p>
        </text:list-item>
        <text:list-item>
          <text:p text:style-name="Text_20_body">continue discussions from last week's readings
</text:p>
        </text:list-item>
        <text:list-item>
          <text:p text:style-name="Text_20_body">start to talk about final project, going to move up some of the work on that project, brainstorming things
</text:p>
        </text:list-item>
        <text:list-item>
          <text:p text:style-name="Text_20_body">weekly posts – more "close reading", less abstract discussion. Best way to do that is to focus on one particular detail or passage from the reading. Start small, go into depth on that one thing.
</text:p>
        </text:list-item>
      </text:list>
      <text:p text:style-name="Text_20_body">Introductions, 10 min
</text:p>
      <text:list text:style-name="OrgBulletedList" text:continue-numbering="false">
        <text:list-item>
          <text:p text:style-name="Text_20_body">What was your dream job as a kid?
</text:p>
        </text:list-item>
      </text:list>
      <text:p text:style-name="Text_20_body">Freewrite 15 minutes:
</text:p>
      <text:list text:style-name="OrgBulletedList" text:continue-numbering="false">
        <text:list-item>
          <text:p text:style-name="Text_20_body">what was the most interesting quote, section, or detail from the legislation that you read?
</text:p>
          <text:list text:style-name="OrgBulletedList" text:continue-numbering="true">
            <text:list-item>
              <text:p text:style-name="Text_20_body">You might choose a specific argument, explanation, or justification from the case. Make sure you can identify a particular page number or web page where you find the quote/section/detail.
</text:p>
            </text:list-item>
          </text:list>
        </text:list-item>
        <text:list-item>
          <text:p text:style-name="Text_20_body">why did this stand out to you? Why is it significant in the context of the larger argument?
</text:p>
        </text:list-item>
      </text:list>
      <text:p text:style-name="Text_20_body">Discuss AI Activity in Groups, 30 min
</text:p>
      <text:list text:style-name="OrgBulletedList" text:continue-numbering="false">
        <text:list-item>
          <text:p text:style-name="Text_20_body">split up into groups of 3-4
</text:p>
        </text:list-item>
        <text:list-item>
          <text:p text:style-name="Text_20_body">20-25min: share about the case you did with your group, and what you think is the most interesting section of the case.
</text:p>
        </text:list-item>
        <text:list-item>
          <text:p text:style-name="Text_20_body">5-10 min: together, come up with one example to share with the class.
</text:p>
        </text:list-item>
      </text:list>
      <text:p text:style-name="Text_20_body">Share out, 30 - 45 min
</text:p>
      <text:list text:style-name="OrgBulletedList" text:continue-numbering="false">
        <text:list-item>
          <text:p text:style-name="Text_20_body">write down the examples on the board
</text:p>
        </text:list-item>
      </text:list>
      <text:p text:style-name="Text_20_body">BREAK - 20 minutes
</text:p>
      <text:p text:style-name="Text_20_body">Freewrite, 10 min
</text:p>
      <text:list text:style-name="OrgBulletedList" text:continue-numbering="false">
        <text:list-item>
          <text:p text:style-name="Text_20_body">choose one to freewrite about
</text:p>
        </text:list-item>
        <text:list-item>
          <text:p text:style-name="Text_20_body">do a close analysis:
</text:p>
        </text:list-item>
        <text:list-item>
          <text:p text:style-name="Text_20_body">Focus on the details of the section, like specific words used, tone, perspective, audience, context—What are some of the assumptions or implications associated with these details?
</text:p>
        </text:list-item>
      </text:list>
      <text:p text:style-name="Text_20_body">Discuss freewrite, 30-45 min
</text:p>
      <text:p text:style-name="Text_20_body">This is the kind of thing that I want you all to be doing in your discussion board posts, at least as a way of starting and grounding conversation.
</text:p>
      <text:p text:style-name="Text_20_body">The readings for next week: Haraway is the hardest. Read her like a hawk.
</text:p>
      <text:h text:style-name="Heading_20_2" text:outline-level="2" text:is-list-header="false">
<text:bookmark-start text:name="OrgXref.org55cce13"/>
<text:bookmark text:name="org55cce13"/>week 4, being, online
<text:bookmark-end text:name="OrgXref.org55cce13"/></text:h>
      <text:p text:style-name="Text_20_body">apple vision pro commercial
<text:a xlink:type="simple" xlink:href="https://www.youtube.com/watch?v=TX9qSaGXFyg">https://www.youtube.com/watch?v=TX9qSaGXFyg</text:a>
mci TV add 1997: <text:a xlink:type="simple" xlink:href="https://www.youtube.com/watch?v=ioVMoeCbrig">https://www.youtube.com/watch?v=ioVMoeCbrig</text:a>
</text:p>
      <text:h text:style-name="Heading_20_3" text:outline-level="3" text:is-list-header="false">
<text:bookmark-start text:name="OrgXref.orgb778abf"/>
<text:bookmark text:name="orgb778abf"/>Agenda
<text:bookmark-end text:name="OrgXref.orgb778abf"/></text:h>
      <text:list text:style-name="OrgBulletedList" text:continue-numbering="false">
        <text:list-item>
          <text:p text:style-name="Text_20_body">introductions
</text:p>
        </text:list-item>
        <text:list-item>
          <text:p text:style-name="Text_20_body">discuss readings
</text:p>
        </text:list-item>
        <text:list-item>
          <text:p text:style-name="Text_20_body">"preferences" persona activity
</text:p>
        </text:list-item>
        <text:list-item>
          <text:p text:style-name="Text_20_body">next week we will start working on the final projects in class, doing some brainstorming about areas of interest
</text:p>
        </text:list-item>
      </text:list>
      <text:h text:style-name="Heading_20_3" text:outline-level="3" text:is-list-header="false">
<text:bookmark-start text:name="OrgXref.org02656b9"/>
<text:bookmark text:name="org02656b9"/>introductions 10:
<text:bookmark-end text:name="OrgXref.org02656b9"/></text:h>
      <text:list text:style-name="OrgBulletedList" text:continue-numbering="false">
        <text:list-item>
          <text:p text:style-name="Text_20_body">dream vacation spot
</text:p>
        </text:list-item>
      </text:list>
      <text:h text:style-name="Heading_20_3" text:outline-level="3" text:is-list-header="false">
<text:bookmark-start text:name="OrgXref.org0540d69"/>
<text:bookmark text:name="org0540d69"/>think/pair/share: 30-40 minutes
<text:bookmark-end text:name="OrgXref.org0540d69"/></text:h>
      <text:list text:style-name="OrgBulletedList" text:continue-numbering="false">
        <text:list-item>
          <text:p text:style-name="Text_20_body">what was one part of the reading that challenged or confused you: 2 minutes
</text:p>
        </text:list-item>
        <text:list-item>
          <text:p text:style-name="Text_20_body">what was one part of the reading that compelled you or made you think about something differently: 2 minutes
</text:p>
        </text:list-item>
        <text:list-item>
          <text:p text:style-name="Text_20_body">groups of 3 or 4: share, choose one of each to share with the class: 5-10 minutes
</text:p>
        </text:list-item>
        <text:list-item>
          <text:p text:style-name="Text_20_body">share with the class: write down on the board: 15 minutes
</text:p>
        </text:list-item>
      </text:list>
      <text:h text:style-name="Heading_20_3" text:outline-level="3" text:is-list-header="false">
<text:bookmark-start text:name="OrgXref.org410981b"/>
<text:bookmark text:name="org410981b"/>discuss as a class: 30-45 minutes
<text:bookmark-end text:name="OrgXref.org410981b"/></text:h>
      <text:h text:style-name="Heading_20_3" text:outline-level="3" text:is-list-header="false">
<text:bookmark-start text:name="OrgXref.orgb8267e3"/>
<text:bookmark text:name="orgb8267e3"/>IF TIME:
<text:bookmark-end text:name="OrgXref.orgb8267e3"/></text:h>
      <text:p text:style-name="Text_20_body">What do Haraway and Woolley have in common and where do they differ?
</text:p>
      <text:h text:style-name="Heading_20_3" text:outline-level="3" text:is-list-header="false">
<text:bookmark-start text:name="OrgXref.orgcb45941"/>
<text:bookmark text:name="orgcb45941"/>Readings:
<text:bookmark-end text:name="OrgXref.orgcb45941"/></text:h>
      <text:p text:style-name="Text_20_body">Donna Haraway, “A Cyborg Manifesto: Science, Technology, and Socialist-Feminism in the Late Twentieth Century,” from Simians, Cyborgs, and Women: The Reinvention of Nature. 1989. pp. 149-181.
</text:p>
      <text:list text:style-name="OrgBulletedList" text:continue-numbering="false">
        <text:list-item>
          <text:p text:style-name="Text_20_body">What does the <text:span text:style-name="Bold">cyborg figure</text:span> enable Haraway to do? What does it allow her to signify or represent?
</text:p>
          <text:list text:style-name="OrgBulletedList" text:continue-numbering="true">
            <text:list-item>
              <text:p text:style-name="Text_20_body">a mix of ideas, theories, even those taken from oppressive paradigms like the "informatics of domination"
</text:p>
            </text:list-item>
            <text:list-item>
              <text:p text:style-name="Text_20_body">"illegitimate offspring" (151).
</text:p>
            </text:list-item>
            <text:list-item>
              <text:p text:style-name="Text_20_body">probably the most useful thing about the cyborg figure, is that it is a pastiche, mixture, and allows us to take things that were created to oppress or to exploit, to separate and partition, and use them for creating new kinds of collectivities, communities, affinity-based solidarities.
</text:p>
            </text:list-item>
          </text:list>
        </text:list-item>
        <text:list-item>
          <text:p text:style-name="Text_20_body">Critique of feminism: different feminisms have sought a kind of unification of women, which in every case serves to leave some women out. Identity politics is a problem, because any category necessarily overlooks someone.
</text:p>
          <text:list text:style-name="OrgBulletedList" text:continue-numbering="true">
            <text:list-item>
              <text:p text:style-name="Text_20_body">marxist feminism: women unified by an idea of labor.
</text:p>
            </text:list-item>
            <text:list-item>
              <text:p text:style-name="Text_20_body">radical feminism: women unified by sexualization/objectificaiton.
</text:p>
            </text:list-item>
            <text:list-item>
              <text:p text:style-name="Text_20_body">Haraway says that these unifications are totalizing, applying one definition to account for all women, which leaves out those already on the margins:
</text:p>
              <text:list text:style-name="OrgBulletedList" text:continue-numbering="true">
                <text:list-item>
                  <text:p text:style-name="Text_20_body">second wave feminism left out working class women, largely women of color, who were already in the workforce.
</text:p>
                </text:list-item>
              </text:list>
            </text:list-item>
          </text:list>
        </text:list-item>
        <text:list-item>
          <text:p text:style-name="Text_20_body">"Informatics of Domination"
</text:p>
          <text:list text:style-name="OrgBulletedList" text:continue-numbering="true">
            <text:list-item>
              <text:p text:style-name="Text_20_body">how power structures and paradigms are shifting over time, a problem but also an opportunity.
</text:p>
            </text:list-item>
            <text:list-item>
              <text:p text:style-name="Text_20_body">new models for control in the networked age:
</text:p>
              <text:list text:style-name="OrgBulletedList" text:continue-numbering="true">
                <text:list-item>
                  <text:p text:style-name="Text_20_body">eugenics -&gt; population control
</text:p>
                </text:list-item>
                <text:list-item>
                  <text:p text:style-name="Text_20_body">race -&gt; economic development
</text:p>
                </text:list-item>
              </text:list>
            </text:list-item>
            <text:list-item>
              <text:p text:style-name="Text_20_body">women are now in the "integrated circuit", in the "homework economy," poverty has been feminized.
</text:p>
            </text:list-item>
          </text:list>
        </text:list-item>
        <text:list-item>
          <text:p text:style-name="Text_20_body">Language: a "problem of coding"
</text:p>
          <text:list text:style-name="OrgBulletedList" text:continue-numbering="true">
            <text:list-item>
              <text:p text:style-name="Text_20_body">we do not want universal translation.
</text:p>
              <text:list text:style-name="OrgBulletedList" text:continue-numbering="true">
                <text:list-item>
                  <text:p text:style-name="Text_20_body">we are already cyborgs, the question is will we harness our partiality for resisiting domination, rather than submitting to exploitative and consumptive power?
</text:p>
                </text:list-item>
              </text:list>
            </text:list-item>
            <text:list-item>
              <text:p text:style-name="Text_20_body">"irony", "blasphemy":
</text:p>
              <text:list text:style-name="OrgBulletedList" text:continue-numbering="true">
                <text:list-item>
                  <text:p text:style-name="Text_20_body">saying things that are not expected,
</text:p>
                </text:list-item>
                <text:list-item>
                  <text:p text:style-name="Text_20_body">perverting something meant to be sacred.
</text:p>
                </text:list-item>
              </text:list>
            </text:list-item>
          </text:list>
        </text:list-item>
      </text:list>
      <text:h text:style-name="Heading_20_3" text:outline-level="3" text:is-list-header="false">
<text:bookmark-start text:name="OrgXref.orgb8f4d66"/>
<text:bookmark text:name="orgb8f4d66"/>BREAK
<text:bookmark-end text:name="OrgXref.orgb8f4d66"/></text:h>
      <text:h text:style-name="Heading_20_3" text:outline-level="3" text:is-list-header="false">
<text:bookmark-start text:name="OrgXref.org0945c49"/>
<text:bookmark text:name="org0945c49"/>continue discussion
<text:bookmark-end text:name="OrgXref.org0945c49"/></text:h>
      <text:h text:style-name="Heading_20_3" text:outline-level="3" text:is-list-header="false">
<text:bookmark-start text:name="OrgXref.orgcd70227"/>
<text:bookmark text:name="orgcd70227"/>IF TIME: Activity on Online Ads (20/30):
<text:bookmark-end text:name="OrgXref.orgcd70227"/></text:h>
      <text:list text:style-name="OrgBulletedList" text:continue-numbering="false">
        <text:list-item>
          <text:p text:style-name="Text_20_body">visit two or more of the following:
</text:p>
          <text:list text:style-name="OrgBulletedList" text:continue-numbering="true">
            <text:list-item>
              <text:p text:style-name="Text_20_body"><text:a xlink:type="simple" xlink:href="https://myadcenter.google.com/">https://myadcenter.google.com/</text:a>
</text:p>
            </text:list-item>
            <text:list-item>
              <text:p text:style-name="Text_20_body"><text:a xlink:type="simple" xlink:href="https://x.com/settings/your_twitter_data/twitter_interests">https://x.com/settings/your_twitter_data/twitter_interests</text:a>
</text:p>
            </text:list-item>
            <text:list-item>
              <text:p text:style-name="Text_20_body"><text:a xlink:type="simple" xlink:href="https://www.facebook.com/ads/about/?entry_product=ad_preferences">https://www.facebook.com/ads/about/?entry_product=ad_preferences</text:a>
</text:p>
            </text:list-item>
            <text:list-item>
              <text:p text:style-name="Text_20_body"><text:a xlink:type="simple" xlink:href="https://accountscenter.instagram.com/ad_preferences/">https://accountscenter.instagram.com/ad_preferences/</text:a>
</text:p>
            </text:list-item>
          </text:list>
        </text:list-item>
        <text:list-item>
          <text:p text:style-name="Text_20_body">Explore the settings on those pages, looking for records of things you like or things that the app thinks you will like.
</text:p>
          <text:list text:style-name="OrgBulletedList" text:continue-numbering="true">
            <text:list-item>
              <text:p text:style-name="Text_20_body">You may have to click on things like "customize ads" or "ad preferences" to see your data.
</text:p>
            </text:list-item>
          </text:list>
        </text:list-item>
        <text:list-item>
          <text:p text:style-name="Text_20_body">After poking around a bit, spend 10 minutes reflecting on the following:
</text:p>
          <text:list text:style-name="OrgBulletedList" text:continue-numbering="true">
            <text:list-item>
              <text:p text:style-name="Text_20_body">how surprised are you by the infromation about your preferences?
</text:p>
            </text:list-item>
            <text:list-item>
              <text:p text:style-name="Text_20_body">how accurate is the data?
</text:p>
            </text:list-item>
            <text:list-item>
              <text:p text:style-name="Text_20_body">take note of the interface that these companies use to show your data (what do they show, and how do they show it?). How do they want you to engage with this data?
</text:p>
            </text:list-item>
          </text:list>
        </text:list-item>
      </text:list>
      <text:h text:style-name="Heading_20_3" text:outline-level="3" text:is-list-header="false">
<text:bookmark-start text:name="OrgXref.org3346b4a"/>
<text:bookmark text:name="org3346b4a"/>IF TIME: Freewrite:
<text:bookmark-end text:name="OrgXref.org3346b4a"/></text:h>
      <text:list text:style-name="OrgBulletedList" text:continue-numbering="false">
        <text:list-item>
          <text:p text:style-name="Text_20_body">which of the perspectives from the readings most closely aligns with your experience of being online today?
</text:p>
          <text:list text:style-name="OrgBulletedList" text:continue-numbering="true">
            <text:list-item>
              <text:p text:style-name="Text_20_body">For example, thinking of Donna Haraway's concept of the cyborg. How could you marshal the cyborg to respond to the ways that the ad industry operates in today's world? Or, what about Nakamura's point about identity tourism, which occurs online?
</text:p>
            </text:list-item>
          </text:list>
        </text:list-item>
      </text:list>
      <text:h text:style-name="Heading_20_2" text:outline-level="2" text:is-list-header="false">
<text:bookmark-start text:name="OrgXref.orge9a3327"/>
<text:bookmark text:name="orge9a3327"/>week 5, governance
<text:bookmark-end text:name="OrgXref.orge9a3327"/></text:h>
      <text:p text:style-name="Text_20_body">Goals
</text:p>
      <text:list text:style-name="OrgBulletedList" text:continue-numbering="false">
        <text:list-item>
          <text:p text:style-name="Text_20_body">discuss readings on "governance theme" - winnowing down our conversations to more specific frame of how information environments are governing and being governed by certain powers.
</text:p>
          <text:list text:style-name="OrgBulletedList" text:continue-numbering="true">
            <text:list-item>
              <text:p text:style-name="Text_20_body">all of our work prepping us for the next several weeks, where we will dive into: design, archives, libraries
</text:p>
            </text:list-item>
          </text:list>
        </text:list-item>
        <text:list-item>
          <text:p text:style-name="Text_20_body">critical reading skills:
</text:p>
          <text:list text:style-name="OrgBulletedList" text:continue-numbering="true">
            <text:list-item>
              <text:p text:style-name="Text_20_body">map out some of the perspectives contained within the readings
</text:p>
            </text:list-item>
            <text:list-item>
              <text:p text:style-name="Text_20_body">grasping arguments and terminology, to understand the views in a more systematic way (so that we can continue to build)
</text:p>
              <text:list text:style-name="OrgBulletedList" text:continue-numbering="true">
                <text:list-item>
                  <text:p text:style-name="Text_20_body">defining terms and main ideas from each of the readings.
</text:p>
                </text:list-item>
              </text:list>
            </text:list-item>
          </text:list>
        </text:list-item>
        <text:list-item>
          <text:p text:style-name="Text_20_body">start to brainstorm book review project toward the end of class.
</text:p>
        </text:list-item>
        <text:list-item>
          <text:p text:style-name="Text_20_body">next week, we will start talking about design, then archives.
</text:p>
        </text:list-item>
      </text:list>
      <text:p text:style-name="Text_20_body">Agenda
</text:p>
      <text:list text:style-name="OrgBulletedList" text:continue-numbering="false">
        <text:list-item>
          <text:p text:style-name="Text_20_body">introductions:
</text:p>
          <text:list text:style-name="OrgBulletedList" text:continue-numbering="true">
            <text:list-item>
              <text:p text:style-name="Text_20_body">name, favorite disney character
</text:p>
            </text:list-item>
          </text:list>
        </text:list-item>
        <text:list-item>
          <text:p text:style-name="Text_20_body">what was one part of the reading that was confusing or you didn't quite understand: 20-30 min
</text:p>
          <text:list text:style-name="OrgBulletedList" text:continue-numbering="true">
            <text:list-item>
              <text:p text:style-name="Text_20_body">write for 5 minutes
</text:p>
            </text:list-item>
            <text:list-item>
              <text:p text:style-name="Text_20_body">share and discuss for 15 minutes
</text:p>
            </text:list-item>
          </text:list>
        </text:list-item>
        <text:list-item>
          <text:p text:style-name="Text_20_body">what was something from the reading that you found interesting? Why was it interesting? 30
</text:p>
          <text:list text:style-name="OrgBulletedList" text:continue-numbering="true">
            <text:list-item>
              <text:p text:style-name="Text_20_body">write for 5-10 minutes
</text:p>
            </text:list-item>
            <text:list-item>
              <text:p text:style-name="Text_20_body">small group for 10-15 min
</text:p>
            </text:list-item>
            <text:list-item>
              <text:p text:style-name="Text_20_body">share with the class 15 min
</text:p>
            </text:list-item>
          </text:list>
        </text:list-item>
        <text:list-item>
          <text:p text:style-name="Text_20_body">if time: start discussion, 15-30 minutes
</text:p>
          <text:list text:style-name="OrgBulletedList" text:continue-numbering="true">
            <text:list-item>
              <text:p text:style-name="Text_20_body">define some key terms from each of these authors
</text:p>
              <text:list text:style-name="OrgBulletedList" text:continue-numbering="true">
                <text:list-item>
                  <text:p text:style-name="Text_20_body">surveillance capitalism
</text:p>
                </text:list-item>
                <text:list-item>
                  <text:p text:style-name="Text_20_body">new jim code
</text:p>
                </text:list-item>
                <text:list-item>
                  <text:p text:style-name="Text_20_body">big other
</text:p>
                </text:list-item>
                <text:list-item>
                  <text:p text:style-name="Text_20_body">open evolution
</text:p>
                </text:list-item>
                <text:list-item>
                  <text:p text:style-name="Text_20_body">universal standing
</text:p>
                </text:list-item>
              </text:list>
            </text:list-item>
          </text:list>
        </text:list-item>
        <text:list-item>
          <text:p text:style-name="Text_20_body">BREAK
</text:p>
        </text:list-item>
        <text:list-item>
          <text:p text:style-name="Text_20_body">continue discussion, going down the list of questions, 30 min
</text:p>
          <text:list text:style-name="OrgBulletedList" text:continue-numbering="true">
            <text:list-item>
              <text:p text:style-name="Text_20_body">from last week: "What shifts in the culture have made people okay with “ad-surveillance” technology?"
</text:p>
            </text:list-item>
            <text:list-item>
              <text:p text:style-name="Text_20_body">mapping out the positions
</text:p>
              <text:list text:style-name="OrgBulletedList" text:continue-numbering="true">
                <text:list-item>
                  <text:p text:style-name="Text_20_body">Write out their positions in one or two sentences.
</text:p>
                  <text:list text:style-name="OrgBulletedList" text:continue-numbering="true">
                    <text:list-item>
                      <text:p text:style-name="Text_20_body">benjamin: current tech perpetuates old racial / economic divisions
</text:p>
                    </text:list-item>
                    <text:list-item>
                      <text:p text:style-name="Text_20_body">zuboff: current tech creates a new system of surveillance capitalism that replaces market capitalism
</text:p>
                    </text:list-item>
                    <text:list-item>
                      <text:p text:style-name="Text_20_body">lessig: current tech needs to maintain its open source principles if it is to remain open and accessible to all
</text:p>
                    </text:list-item>
                  </text:list>
                </text:list-item>
              </text:list>
            </text:list-item>
          </text:list>
        </text:list-item>
        <text:list-item>
          <text:p text:style-name="Text_20_body">brainstorming final projects: 30 min
</text:p>
          <text:list text:style-name="OrgBulletedList" text:continue-numbering="true">
            <text:list-item>
              <text:p text:style-name="Text_20_body">freewrite: 10 minutes
</text:p>
              <text:list text:style-name="OrgBulletedList" text:continue-numbering="true">
                <text:list-item>
                  <text:p text:style-name="Text_20_body">From the past month, what are some of the class conversations or ideas from the reading that you found most compelling?
</text:p>
                  <text:list text:style-name="OrgBulletedList" text:continue-numbering="true">
                    <text:list-item>
                      <text:p text:style-name="Text_20_body">what about these did you find interesting?
</text:p>
                    </text:list-item>
                    <text:list-item>
                      <text:p text:style-name="Text_20_body">then, identify 2 or 3 keywords or key phrases associated with your interest.
</text:p>
                    </text:list-item>
                  </text:list>
                </text:list-item>
              </text:list>
            </text:list-item>
            <text:list-item>
              <text:p text:style-name="Text_20_body">Share with a partner, 5 minutes
</text:p>
            </text:list-item>
            <text:list-item>
              <text:p text:style-name="Text_20_body">Share as a class, making a list of keywords on the board.
</text:p>
            </text:list-item>
          </text:list>
        </text:list-item>
      </text:list>
      <text:h text:style-name="Heading_20_3" text:outline-level="3" text:is-list-header="false">
<text:bookmark-start text:name="OrgXref.org5c13e00"/>
<text:bookmark text:name="org5c13e00"/>readings
<text:bookmark-end text:name="OrgXref.org5c13e00"/></text:h>
      <text:list text:style-name="OrgNumberedList" text:continue-numbering="false">
        <text:list-item>
          <text:p text:style-name="Text_20_body">
<text:bookmark-start text:name="OrgXref.org97c1f66"/>
<text:bookmark text:name="org97c1f66"/>Ruha Benjamin - Introduction, from Race After Technology: Abolitionist
<text:bookmark-end text:name="OrgXref.org97c1f66"/></text:p>
          <text:p text:style-name="Text_20_body">Tools for the New Jim Code
</text:p>
          <text:p text:style-name="Text_20_body">Talks about how technologies carry through historical prejudices about blackness. Current society perpetuates racism by transforming it into ever new tools, in this case, data gathering and surveillance, machine learning.
</text:p>
          <text:p text:style-name="Text_20_body">technology extends racism and anti-Black violence, a paradigm she calls “the New Jim Code”: “the employment of new technologies that reflect and reproduce existing inequities but that are promoted and perceived as more objective or progressive than the discriminatory systems of a previous era” (5-6).
</text:p>
          <text:p text:style-name="Text_20_body">"The New Jim Code" - "the employment of new technologies that reflect and reproduce existing inequalities but that are promoted and perceived as more objective or progressive than the discriminatory systems of a previous era" (3).
</text:p>
          <text:list text:style-name="OrgBulletedList" text:continue-numbering="false">
            <text:list-item>
              <text:p text:style-name="Text_20_body">some names are "normal" (neutral) in our society. That just means they are unmarked.
</text:p>
            </text:list-item>
            <text:list-item>
              <text:p text:style-name="Text_20_body">the term "code" here means something specific. It means information, markup, about a person. "Codes are both reflective and predictive". They indicate the way that a person will be treated.
</text:p>
            </text:list-item>
          </text:list>
          <text:p text:style-name="Text_20_body">The values that drive tool production – objectivity, profitability – are inherently racist:
</text:p>
          <text:list text:style-name="OrgBulletedList" text:continue-numbering="false">
            <text:list-item>
              <text:p text:style-name="Text_20_body">“Far from coming upon a sinister story of racist programmers scheming in the dark corners of the web, we will find that the desire for objectivity, efficiency, profitability, and progress fuels the pursuit of technical fixes across many different social arenas. Oh, if only there were a way to slay centuries of racial demons with a social justice bat! But, as we will see, the road to inequity is paved with technical fixes” (7).
</text:p>
            </text:list-item>
            <text:list-item>
              <text:p text:style-name="Text_20_body">“The animating force of the New Jim Code is that tech designers encode judgments into technical systems but claim that the racist results of their designs are entirely exterior to the encoding process” (11-12).
</text:p>
            </text:list-item>
            <text:list-item>
              <text:p text:style-name="Text_20_body">“With emerging technologies we might assume that racial bias will be more scientifically rooted out. Yet, rather than challenging or overcoming the cycles of inequity, technical fixes too often reinforce and even deepen the status quo” (3).
</text:p>
            </text:list-item>
            <text:list-item>
              <text:p text:style-name="Text_20_body">“The animating force of the New Jim Code is that tech designers encode judgments into technical systems but claim that the racist results of their designs are entirely exterior to the encoding process” (6).
</text:p>
              <text:p text:style-name="Text_20_body">→ are tools good or bad in themselves? I have believed in the past that tools can be used in good or bad ways. That it was about agency, activity, discovery, performance. But it seems that tools themselves contain biases. What is the role of human agency in using biased tools?
</text:p>
            </text:list-item>
          </text:list>
          <text:p text:style-name="Text_20_body">Our current tools perpetuate old biases:
</text:p>
          <text:list text:style-name="OrgBulletedList" text:continue-numbering="false">
            <text:list-item>
              <text:p text:style-name="Text_20_body">This is meant as an extension of New Jim Crow, which argues that current society perpetuates racism by criminalizing it, war on drugs, mass incarceration. It diverts racist action into new forms. The newest form of this diversion is technology.
</text:p>
            </text:list-item>
            <text:list-item>
              <text:p text:style-name="Text_20_body">“the language of “progress” is too easily weaponized against those who suffer most under oppressive systems” (4).
</text:p>
            </text:list-item>
            <text:list-item>
              <text:p text:style-name="Text_20_body">“These tech advances are sold as morally superior because they purport to rise above human bias, even though they could not exist without data produced through histories of exclusion and discrimination” (5).
</text:p>
            </text:list-item>
          </text:list>
          <text:p text:style-name="Text_20_body">Race is a technology, a tool:
</text:p>
          <text:list text:style-name="OrgBulletedList" text:continue-numbering="false">
            <text:list-item>
              <text:p text:style-name="Text_20_body">“This field guide explores not only how emerging technologies hide, speed up, or reinforce racism, but also how race itself is a kind of technology – one designed to separate, stratify, and sanctify the many forms of injustice experienced by members of racialized groups, but one that people routinely reimagine and redeploy to their own ends” (19).
</text:p>
            </text:list-item>
            <text:list-item>
              <text:p text:style-name="Text_20_body">“this text presents a case for understanding race itself as a kind of tool – one designed to stratify and sanctify social injustice as part of the architecture of everyday life” (9).
</text:p>
            </text:list-item>
          </text:list>
          <text:p text:style-name="Text_20_body">Being marked, named:
</text:p>
          <text:list text:style-name="OrgBulletedList" text:continue-numbering="false">
            <text:list-item>
              <text:p text:style-name="Text_20_body">“Invisibility, with regard to Whiteness, offers immunity. To be unmarked by race allows you to reap the benefits but escape responsibility for your role in an unjust system” (2).
</text:p>
            </text:list-item>
            <text:list-item>
              <text:p text:style-name="Text_20_body">“The view that “technology is a neutral tool” ignores how race also functions like a tool, structuring whose literal voice gets embodied in AI. In celebrating diversity, tokenistic approaches to tech development fail to acknowledge how the White aesthetic colors AI. The “blandness” of Whiteness that some of my students brought up when discussing their names is treated by programmers as normal, universal, and appealing” (15).
</text:p>
              <text:p text:style-name="Text_20_body">→ white people want tech to make them invisible. The opposite impulse has to employ the body, prioritize the marked body. Make the body hypervisible and open to vulnerability.
</text:p>
              <text:p text:style-name="Text_20_body">→ Wendy Chun’s image of the window. The screen goes both ways. You are already being seen when you use technology.
</text:p>
            </text:list-item>
          </text:list>
        </text:list-item>
        <text:list-item>
          <text:p text:style-name="Text_20_body">
<text:bookmark-start text:name="OrgXref.org1ed742c"/>
<text:bookmark text:name="org1ed742c"/>Zuboff, S. (2015). Big other: Surveillance Capitalism and the
<text:bookmark-end text:name="OrgXref.org1ed742c"/></text:p>
          <text:p text:style-name="Text_20_body">Prospects of an Information Civilization. Journal of Information Technology, 30(1), 75-89. <text:a xlink:type="simple" xlink:href="https://doi.org/10.1057/jit.2015.5">https://doi.org/10.1057/jit.2015.5</text:a>
</text:p>
          <text:p text:style-name="Text_20_body">This is a perspective from 2015, how does this compare to Ruha Benjamin writing about race in 2021? (Benjamin would say that rather than a break with the past, we are doing more of the same).
</text:p>
          <text:p text:style-name="Text_20_body">What about the terminology here, what does it give us that others don't?
</text:p>
          <text:list text:style-name="OrgBulletedList" text:continue-numbering="false">
            <text:list-item>
              <text:p text:style-name="Text_20_body">"surveillance capitalism"
</text:p>
              <text:list text:style-name="OrgBulletedList" text:continue-numbering="true">
                <text:list-item>
                  <text:p text:style-name="Text_20_body">"unexpected and often illegible mechanisms of extraction, commodification, and control that effectively exile persons from their own behavior while producing new markets of behavioral prediction and modification."
</text:p>
                </text:list-item>
                <text:list-item>
                  <text:p text:style-name="Text_20_body">from "market capitalism" to "surveillance capitalism"
</text:p>
                </text:list-item>
              </text:list>
            </text:list-item>
            <text:list-item>
              <text:p text:style-name="Text_20_body">"big other" - "a ubiquitous networked institutional regime that records, modiﬁes, and commodiﬁes everyday experience from toasters to bodies, communication to thought, all with a view to establishing new pathways to monetization and proﬁt. Big Other is the sovereign power of a near future that annihilates the freedom achieved by the rule qof law." (81)
</text:p>
              <text:p text:style-name="Text_20_body">–&gt; how would Ruha Benjamin respond to this?
</text:p>
            </text:list-item>
            <text:list-item>
              <text:p text:style-name="Text_20_body">"informate" - the ability of a machine to produce information while carrying out instructions. It turns normal activities into an "electronic text".
</text:p>
            </text:list-item>
            <text:list-item>
              <text:p text:style-name="Text_20_body">"logic of accumulation" which underlies technological tools like Google search. There's an old desire to incorporate more and more machines to "enable more continuity and control," and this development has led to not only efficient work but also the production of more information, which can then be further analyzed, and used to automate, optimize, etc.
</text:p>
              <text:p text:style-name="Text_20_body">-&gt; "logic of accumulation" is one of those things that contribute to notions of "objectivity" and "efficiency" which we so value in our tools, and which, according to Benjamin, perpetuate racism.
</text:p>
            </text:list-item>
            <text:list-item>
              <text:p text:style-name="Text_20_body">Takes us on a point by point reading of google exec identifying "four uses" of computation, showing how these create a new kind of capitalism that's called "surveillance capitalism"
</text:p>
              <text:list text:style-name="OrgBulletedList" text:continue-numbering="true">
                <text:list-item>
                  <text:p text:style-name="Text_20_body">data (quantity over quality) extraction (one way relationship) and analysis,’
</text:p>
                  <text:list text:style-name="OrgBulletedList" text:continue-numbering="true">
                    <text:list-item>
                      <text:p text:style-name="Text_20_body">rather than raising wages with profits, the employee is more distanced from the employer.
</text:p>
                    </text:list-item>
                    <text:list-item>
                      <text:p text:style-name="Text_20_body">The assets are "surveillance assets", they are taken from users often without their knowledge
</text:p>
                      <text:p text:style-name="Text_20_body">-&gt; isn't this is like the plundering of natural resources, whereas now we are plundering human attention?
</text:p>
                    </text:list-item>
                  </text:list>
                </text:list-item>
                <text:list-item>
                  <text:p text:style-name="Text_20_body">‘new contractual forms due to better monitoring,’
</text:p>
                  <text:list text:style-name="OrgBulletedList" text:continue-numbering="true">
                    <text:list-item>
                      <text:p text:style-name="Text_20_body">they are actually creating new rules around privacy. Going around and extracting data until they are stopped. How they got "Street View". (And how ChatGPT was created, too).
</text:p>
                      <text:list text:style-name="OrgBulletedList" text:continue-numbering="true">
                        <text:list-item>
                          <text:p text:style-name="Text_20_body">"New possibilities of subjugation are produced as this innovative institutional logic thrives on unexpected and illegible mechanisms of extraction and control that exile persons from their own behavior" (85).
</text:p>
                        </text:list-item>
                      </text:list>
                    </text:list-item>
                  </text:list>
                </text:list-item>
                <text:list-item>
                  <text:p text:style-name="Text_20_body">‘personalization and customization,'
</text:p>
                </text:list-item>
                <text:list-item>
                  <text:p text:style-name="Text_20_body">'continuous experiments.
</text:p>
                </text:list-item>
              </text:list>
            </text:list-item>
          </text:list>
        </text:list-item>
        <text:list-item>
          <text:p text:style-name="Text_20_body">
<text:bookmark-start text:name="OrgXref.org3e0eaf7"/>
<text:bookmark text:name="org3e0eaf7"/>Lessig, Lawrence. (1999). “Open code and open societies: values of
<text:bookmark-end text:name="OrgXref.org3e0eaf7"/></text:p>
          <text:p text:style-name="Text_20_body">internet governance,” Chicago-Kent Law Review 74, 101–116.
<text:a xlink:type="simple" xlink:href="https://cyber.harvard.edu/works/lessig/final.P">https://cyber.harvard.edu/works/lessig/final.P</text:a>
</text:p>
          <text:list text:style-name="OrgBulletedList" text:continue-numbering="false">
            <text:list-item>
              <text:p text:style-name="Text_20_body">How do we read this today?
</text:p>
              <text:list text:style-name="OrgBulletedList" text:continue-numbering="true">
                <text:list-item>
                  <text:p text:style-name="Text_20_body">All you need to connect to a URL is an IP address. That's all.
</text:p>
                </text:list-item>
                <text:list-item>
                  <text:p text:style-name="Text_20_body">"Nothing requires that the other side learn anything real about you" (103).
</text:p>
                </text:list-item>
              </text:list>
            </text:list-item>
          </text:list>
          <text:p text:style-name="Text_20_body">page 104: code implies values, defines space:
</text:p>
          <text:list text:style-name="OrgBulletedList" text:continue-numbering="false">
            <text:list-item>
              <text:p text:style-name="Text_20_body">the code now protects privacy, but this won't always be the case, because commerce does not like privacy.
</text:p>
            </text:list-item>
            <text:list-item>
              <text:p text:style-name="Text_20_body">"engineers are governors" (104).
</text:p>
            </text:list-item>
          </text:list>
          <text:p text:style-name="Text_20_body">The internet is a product of a very specific history
</text:p>
          <text:list text:style-name="OrgBulletedList" text:continue-numbering="false">
            <text:list-item>
              <text:p text:style-name="Text_20_body">started as a defense project, money to build up security
</text:p>
            </text:list-item>
            <text:list-item>
              <text:p text:style-name="Text_20_body">moved to an academic research project
</text:p>
            </text:list-item>
            <text:list-item>
              <text:p text:style-name="Text_20_body">made with open standards like HTML and HTTP
</text:p>
            </text:list-item>
          </text:list>
          <text:p text:style-name="Text_20_body">A network can only grow if it is open (which means that all companies trying to make money off of it are profiting from open/free resources).
</text:p>
          <text:p text:style-name="Text_20_body">Values encoded into open source:
</text:p>
          <text:list text:style-name="OrgBulletedList" text:continue-numbering="false">
            <text:list-item>
              <text:p text:style-name="Text_20_body">"Open-Evolution" - things are built on a minimal structure so that they can grow in multiple directions. "Do not play god". "Keep the core simple".
</text:p>
              <text:list text:style-name="OrgBulletedList" text:continue-numbering="true">
                <text:list-item>
                  <text:p text:style-name="Text_20_body">"modularity" - not about just efficiency or transparency, but "permits code to be modified; it permits one part to be substituted for another" (111).
</text:p>
                </text:list-item>
                <text:list-item>
                  <text:p text:style-name="Text_20_body">"jurisdiciton" - decentralized; so change comes from the masses, from the bottom up. No one person can control the development.
</text:p>
                </text:list-item>
              </text:list>
            </text:list-item>
            <text:list-item>
              <text:p text:style-name="Text_20_body">"Universal Standing" - it is open so that anyone can work on it, improve it. Not like politics that's only open to the crazies and the rich.
</text:p>
              <text:list text:style-name="OrgBulletedList" text:continue-numbering="true">
                <text:list-item>
                  <text:p text:style-name="Text_20_body">free to entry
</text:p>
                </text:list-item>
                <text:list-item>
                  <text:p text:style-name="Text_20_body">the foundation of the internet as a commons
</text:p>
                </text:list-item>
              </text:list>
            </text:list-item>
          </text:list>
        </text:list-item>
        <text:list-item>
          <text:p text:style-name="Text_20_body">
<text:bookmark-start text:name="OrgXref.org7116716"/>
<text:bookmark text:name="org7116716"/>DW Documentary (2022). “Fake News, Propaganda, and Conspiracy Theories,” YouTube, <text:a xlink:type="simple" xlink:href="https://www.youtube.com/watch?v=HDtFpGfORpE">https://www.youtube.com/watch?v=HDtFpGfORpE</text:a>
<text:bookmark-end text:name="OrgXref.org7116716"/></text:p>
          <text:list text:style-name="OrgBulletedList" text:continue-numbering="false">
            <text:list-item>
              <text:p text:style-name="Text_20_body">how information/disinformation has spread across major "superpower" countries. A little different in each, but same effect: to mobilize large groups of people that previously had not been mobilized.
</text:p>
              <text:list text:style-name="OrgBulletedList" text:continue-numbering="true">
                <text:list-item>
                  <text:p text:style-name="Text_20_body">Countries like Russia and China, the government is driving the spread
</text:p>
                </text:list-item>
                <text:list-item>
                  <text:p text:style-name="Text_20_body">Countries like USA and the EU, conspiracy theorists are driving the spread
</text:p>
                </text:list-item>
              </text:list>
            </text:list-item>
          </text:list>
        </text:list-item>
      </text:list>
      <text:h text:style-name="Heading_20_2" text:outline-level="2" text:is-list-header="false">
<text:bookmark-start text:name="OrgXref.org5ac241c"/>
<text:bookmark text:name="org5ac241c"/>week 6, design
<text:bookmark-end text:name="OrgXref.org5ac241c"/></text:h>
      <text:p text:style-name="Text_20_body">Goals
</text:p>
      <text:list text:style-name="OrgBulletedList" text:continue-numbering="false">
        <text:list-item>
          <text:p text:style-name="Text_20_body">we need to do something with the discussion posts. Email chain?
</text:p>
        </text:list-item>
        <text:list-item>
          <text:p text:style-name="Text_20_body">discuss readings, continuing to map
</text:p>
        </text:list-item>
        <text:list-item>
          <text:p text:style-name="Text_20_body">design activity
</text:p>
        </text:list-item>
        <text:list-item>
          <text:p text:style-name="Text_20_body">discuss final projects
</text:p>
        </text:list-item>
      </text:list>
      <text:p text:style-name="Text_20_body">Agenda
</text:p>
      <text:list text:style-name="OrgBulletedList" text:continue-numbering="false">
        <text:list-item>
          <text:p text:style-name="Text_20_body">introductions
</text:p>
          <text:list text:style-name="OrgBulletedList" text:continue-numbering="true">
            <text:list-item>
              <text:p text:style-name="Text_20_body">favorite musical album currently on loop
</text:p>
            </text:list-item>
          </text:list>
        </text:list-item>
        <text:list-item>
          <text:p text:style-name="Text_20_body">discussion posts?
</text:p>
          <text:list text:style-name="OrgBulletedList" text:continue-numbering="true">
            <text:list-item>
              <text:p text:style-name="Text_20_body">email chain?
</text:p>
            </text:list-item>
            <text:list-item>
              <text:p text:style-name="Text_20_body">padlet?
</text:p>
            </text:list-item>
            <text:list-item>
              <text:p text:style-name="Text_20_body">Some kind of interface that would encourage more response to each other.
</text:p>
            </text:list-item>
          </text:list>
        </text:list-item>
        <text:list-item>
          <text:p text:style-name="Text_20_body">discussion(10/5/25) - 1 hr
</text:p>
          <text:list text:style-name="OrgBulletedList" text:continue-numbering="true">
            <text:list-item>
              <text:p text:style-name="Text_20_body">what are the different frameworks for design?
</text:p>
              <text:list text:style-name="OrgBulletedList" text:continue-numbering="true">
                <text:list-item>
                  <text:p text:style-name="Text_20_body">defining terms from the readings
</text:p>
                </text:list-item>
              </text:list>
            </text:list-item>
            <text:list-item>
              <text:p text:style-name="Text_20_body">QUICKWRITE: what questions or areas of interest do you have about these frameworks, or about the readings in general?
</text:p>
              <text:list text:style-name="OrgBulletedList" text:continue-numbering="true">
                <text:list-item>
                  <text:p text:style-name="Text_20_body">make a list of topics.
</text:p>
                </text:list-item>
                <text:list-item>
                  <text:p text:style-name="Text_20_body">go down the list.
</text:p>
                </text:list-item>
              </text:list>
            </text:list-item>
          </text:list>
        </text:list-item>
        <text:list-item>
          <text:p text:style-name="Text_20_body">design activity - 30 min
</text:p>
          <text:list text:style-name="OrgBulletedList" text:continue-numbering="true">
            <text:list-item>
              <text:p text:style-name="Text_20_body">intro groups of 3 or 4: first, discuss (10 min)
</text:p>
              <text:list text:style-name="OrgBulletedList" text:continue-numbering="true">
                <text:list-item>
                  <text:p text:style-name="Text_20_body">pick an interface from an app that you regularly use.
</text:p>
                </text:list-item>
                <text:list-item>
                  <text:p text:style-name="Text_20_body">pick a design framework that we discussed.
</text:p>
                </text:list-item>
                <text:list-item>
                  <text:p text:style-name="Text_20_body">do an analysis of ways that the interface engages with that framework. Do you see the principles manifesting in design decisions? How so?
</text:p>
                </text:list-item>
              </text:list>
            </text:list-item>
            <text:list-item>
              <text:p text:style-name="Text_20_body">individual brainstorm: 5-10 minutes brainstorming ways you could re-design the interface to speak more to one of your values
</text:p>
            </text:list-item>
            <text:list-item>
              <text:p text:style-name="Text_20_body">10 minute share with the group
</text:p>
            </text:list-item>
          </text:list>
        </text:list-item>
      </text:list>
      <text:p text:style-name="Text_20_body">BREAK
</text:p>
      <text:list text:style-name="OrgBulletedList" text:continue-numbering="false">
        <text:list-item>
          <text:p text:style-name="Text_20_body">design activity continued: 20 - 40 min
</text:p>
          <text:list text:style-name="OrgBulletedList" text:continue-numbering="true">
            <text:list-item>
              <text:p text:style-name="Text_20_body">10 minutes prep your re-design
</text:p>
            </text:list-item>
            <text:list-item>
              <text:p text:style-name="Text_20_body">10 - 20 minutes share
</text:p>
            </text:list-item>
          </text:list>
        </text:list-item>
        <text:list-item>
          <text:p text:style-name="Text_20_body">brainstorming final projects: 30 min
</text:p>
          <text:list text:style-name="OrgBulletedList" text:continue-numbering="true">
            <text:list-item>
              <text:p text:style-name="Text_20_body">freewrite: 10 minutes
</text:p>
              <text:list text:style-name="OrgBulletedList" text:continue-numbering="true">
                <text:list-item>
                  <text:p text:style-name="Text_20_body">From the past month, what are some of the class conversations or ideas from the reading that you found most compelling?
</text:p>
                  <text:list text:style-name="OrgBulletedList" text:continue-numbering="true">
                    <text:list-item>
                      <text:p text:style-name="Text_20_body">what about these did you find interesting?
</text:p>
                    </text:list-item>
                    <text:list-item>
                      <text:p text:style-name="Text_20_body">then, identify 2 or 3 keywords or key phrases associated with your interest.
</text:p>
                    </text:list-item>
                  </text:list>
                </text:list-item>
              </text:list>
            </text:list-item>
            <text:list-item>
              <text:p text:style-name="Text_20_body">Share with a partner, 5 minutes
</text:p>
            </text:list-item>
            <text:list-item>
              <text:p text:style-name="Text_20_body">Share as a class, making a list of keywords on the board.
</text:p>
            </text:list-item>
          </text:list>
        </text:list-item>
      </text:list>
      <text:h text:style-name="Heading_20_3" text:outline-level="3" text:is-list-header="false">
<text:bookmark-start text:name="OrgXref.orge1a3ab8"/>
<text:bookmark text:name="orge1a3ab8"/>readings
<text:bookmark-end text:name="OrgXref.orge1a3ab8"/></text:h>
      <text:list text:style-name="OrgNumberedList" text:continue-numbering="false">
        <text:list-item>
          <text:p text:style-name="Text_20_body">
<text:bookmark-start text:name="OrgXref.org8de8b2f"/>
<text:bookmark text:name="org8de8b2f"/>Costanza-Chock, Sasha (2020). “Introduction: #TravelingWhileTrans, Design Justice, and Escape from the Matrix of Domination” in Design Justice: Community-Led Practices to Build the Worlds We Need. <text:a xlink:type="simple" xlink:href="https://designjustice.mitpress.mit.edu/pub/ap8rgw5e/release/1">https://designjustice.mitpress.mit.edu/pub/ap8rgw5e/release/1</text:a>
<text:bookmark-end text:name="OrgXref.org8de8b2f"/></text:p>
          <text:p text:style-name="Text_20_body">The milimeter scanner is not meaning to look for non-conformity in gender; it's meant to look for terrorism. It just happens to encode this assumption into its UI.
</text:p>
          <text:p text:style-name="Text_20_body">Small assumptions built into UI will scale up with AI:
</text:p>
          <text:list text:style-name="OrgBulletedList" text:continue-numbering="false">
            <text:list-item>
              <text:p text:style-name="Text_20_body">The same cisnormative, racist, and ableist approach that is used to train the models of the millimeter wave scanners is now being used to develop AI in nearly every domain. From my standpoint, I worry that the current path of AI development will repro-duce systems that erase those of us on the margins, whether intention-ally or not, through the mundane and relentless repetition of reductive norms structured by the matrix of domination.
</text:p>
            </text:list-item>
          </text:list>
          <text:p text:style-name="Text_20_body">Normativity built into UI is constructed from multiple assumptions:
</text:p>
          <text:list text:style-name="OrgBulletedList" text:continue-numbering="false">
            <text:list-item>
              <text:p text:style-name="Text_20_body">"the particular sociotechnical configuration of gender normativity (cis-normativity, or the assumption that all people have a gender identity that is consistent with the sex they were assigned at birth) that has been built into the scanner, through the combination of user interface (UI) design, scanning technology, binary-gendered body-shape data constructs, and risk detection algorithms, as well as the socialization, training, and experi-ence of the TSA agents." (2).
</text:p>
            </text:list-item>
          </text:list>
          <text:p text:style-name="Text_20_body">Draws from
</text:p>
          <text:list text:style-name="OrgBulletedList" text:continue-numbering="false">
            <text:list-item>
              <text:p text:style-name="Text_20_body">intersectionality
</text:p>
              <text:list text:style-name="OrgBulletedList" text:continue-numbering="true">
                <text:list-item>
                  <text:p text:style-name="Text_20_body">Kimberle Crenshaw, "Demarginalizing the Intersection of Race and Sex", 1989.
</text:p>
                </text:list-item>
                <text:list-item>
                  <text:p text:style-name="Text_20_body">Krenshaw's definition in legal context. Black women are not represented by Civil Rights law that protects black people, and by law that protect womens' equality.
</text:p>
                </text:list-item>
                <text:list-item>
                  <text:p text:style-name="Text_20_body">"single axis framework"
</text:p>
                  <text:list text:style-name="OrgBulletedList" text:continue-numbering="true">
                    <text:list-item>
                      <text:p text:style-name="Text_20_body">Used in lots of design, seeing only one dimension of marginalization (sex, race, ability). Opposed to intersectional framework.
</text:p>
                    </text:list-item>
                  </text:list>
                </text:list-item>
              </text:list>
            </text:list-item>
            <text:list-item>
              <text:p text:style-name="Text_20_body">matrix of domination
</text:p>
              <text:list text:style-name="OrgBulletedList" text:continue-numbering="true">
                <text:list-item>
                  <text:p text:style-name="Text_20_body">due to intersectional analysis, we can see the existence of a "matrix of domination" where race, class, and gender act together to create different levels of oppression. Everyone has benefits and harms across this matrix.
</text:p>
                </text:list-item>
                <text:list-item>
                  <text:p text:style-name="Text_20_body">Patricia Hill Collins, 1990, <text:span text:style-name="Emphasis">Black Feminist Thought</text:span>.
</text:p>
                </text:list-item>
              </text:list>
            </text:list-item>
          </text:list>
          <text:p text:style-name="Text_20_body">Design Justice "Principles":
</text:p>
          <text:list text:style-name="OrgBulletedList" text:continue-numbering="false">
            <text:list-item>
              <text:p text:style-name="Text_20_body">good intentions are not enought to ensure that "design processes and practices become tools for liberation", but also need principles.
</text:p>
            </text:list-item>
            <text:list-item>
              <text:p text:style-name="Text_20_body">"a framework of analysis of how design distributes benefits and burdens between various groups of people. Design justice focuses explicitly on the ways that design reproduces and/or challenges the matrix of domination (white supremacy, heteropatriarchy, capitalism, ableism, settler colonialism, and other forms of structural inequity)."
</text:p>
            </text:list-item>
          </text:list>
        </text:list-item>
        <text:list-item>
          <text:p text:style-name="Text_20_body">
<text:bookmark-start text:name="OrgXref.orgedd7b3f"/>
<text:bookmark text:name="orgedd7b3f"/>Pincus, John. (2018). “Gender HCI, Feminist HCI, Post-Colonial Computing, Anti-Oppressive Design, and Design Justice” A Change is Coming (Medium) <text:a xlink:type="simple" xlink:href="https://medium.com/a-change-is-coming/gender-hci-feminist-hci-and-post-colonial-computing-f955a4054c89">https://medium.com/a-change-is-coming/gender-hci-feminist-hci-and-post-colonial-computing-f955a4054c89</text:a>
<text:bookmark-end text:name="OrgXref.orgedd7b3f"/></text:p>
          <text:list text:style-name="OrgBulletedList" text:continue-numbering="false">
            <text:list-item>
              <text:p text:style-name="Text_20_body">Gender HCI
</text:p>
            </text:list-item>
            <text:list-item>
              <text:p text:style-name="Text_20_body">Feminist HCI
</text:p>
            </text:list-item>
            <text:list-item>
              <text:p text:style-name="Text_20_body">Post Colonial Computing
</text:p>
            </text:list-item>
            <text:list-item>
              <text:p text:style-name="Text_20_body">Intersectional HCI
</text:p>
            </text:list-item>
            <text:list-item>
              <text:p text:style-name="Text_20_body">Anti-Oppressive Design
</text:p>
            </text:list-item>
            <text:list-item>
              <text:p text:style-name="Text_20_body">Design Justice
</text:p>
            </text:list-item>
          </text:list>
        </text:list-item>
        <text:list-item>
          <text:p text:style-name="Text_20_body">
<text:bookmark-start text:name="OrgXref.orgb1e2e6e"/>
<text:bookmark text:name="orgb1e2e6e"/>Kevin Roose, “Why a Conversation with Bing’s Chatbot Left me Deeply Unsettled.” New York Times. February, 2023.
<text:bookmark-end text:name="OrgXref.orgb1e2e6e"/></text:p>
          <text:list text:style-name="OrgBulletedList" text:continue-numbering="false">
            <text:list-item>
              <text:p text:style-name="Text_20_body">stokes fear. Establishes credibility, then makes wild claims about AI "runaway personalities"
</text:p>
            </text:list-item>
            <text:list-item>
              <text:p text:style-name="Text_20_body">he tells Bing about shadow self, and then Bing develops a shadow self.
</text:p>
            </text:list-item>
            <text:list-item>
              <text:p text:style-name="Text_20_body">but then at the end of the article, says he knows that this personality is a trick and not real, with "made up emotions".
</text:p>
            </text:list-item>
          </text:list>
          <text:p text:style-name="Text_20_body">What about the design of this tech reinforces our propensity to impose meaning?
</text:p>
        </text:list-item>
        <text:list-item>
          <text:p text:style-name="Text_20_body">
<text:bookmark-start text:name="OrgXref.org7df1114"/>
<text:bookmark text:name="org7df1114"/>Berhan Taye, “The Plight of AI Production Pipeline Workers”, from Design Justice in AI conference, July 2024. Watch video from start until minute 36.
<text:bookmark-end text:name="OrgXref.org7df1114"/></text:p>
          <text:list text:style-name="OrgBulletedList" text:continue-numbering="false">
            <text:list-item>
              <text:p text:style-name="Text_20_body">ways that workers are using the interface of these tools to resist.
</text:p>
            </text:list-item>
          </text:list>
        </text:list-item>
      </text:list>
      <text:h text:style-name="Heading_20_2" text:outline-level="2" text:is-list-header="false">
<text:bookmark-start text:name="OrgXref.org5426448"/>
<text:bookmark text:name="org5426448"/>week 7, archives
<text:bookmark-end text:name="OrgXref.org5426448"/></text:h>
      <text:p text:style-name="Text_20_body">Goals:
</text:p>
      <text:list text:style-name="OrgBulletedList" text:continue-numbering="false">
        <text:list-item>
          <text:p text:style-name="Text_20_body">adjusting some aspects of our class discussion, to make it more participatory and to bring in different perspectives:
</text:p>
          <text:list text:style-name="OrgBulletedList" text:continue-numbering="true">
            <text:list-item>
              <text:p text:style-name="Text_20_body">starting with discussion posts, sharing with class
</text:p>
            </text:list-item>
            <text:list-item>
              <text:p text:style-name="Text_20_body">more intentional discussion around solutions rather than just critique: we've spent a lot of time analyzing the structures of things, which is necessary. But we also need to look forward, and think about possibilities and solutions (lest we lapse into cycnicism).
</text:p>
            </text:list-item>
          </text:list>
        </text:list-item>
        <text:list-item>
          <text:p text:style-name="Text_20_body">second half of class, will start with brainstorming topics for the book review project. Start with freewriting on our favorite readings, and why.
</text:p>
        </text:list-item>
      </text:list>
      <text:p text:style-name="Text_20_body">Introductions (10m)
</text:p>
      <text:list text:style-name="OrgBulletedList" text:continue-numbering="false">
        <text:list-item>
          <text:p text:style-name="Text_20_body">best halloween costume, or what you wish you could have been (and can still be).
</text:p>
        </text:list-item>
      </text:list>
      <text:p text:style-name="Text_20_body">Discussion post Pair &amp; Share (20-25)
</text:p>
      <text:list text:style-name="OrgBulletedList" text:continue-numbering="false">
        <text:list-item>
          <text:p text:style-name="Text_20_body">groups of 3-4: what did you write about? (10)
</text:p>
        </text:list-item>
        <text:list-item>
          <text:p text:style-name="Text_20_body">choose one, turn into discussion question (5)
</text:p>
        </text:list-item>
        <text:list-item>
          <text:p text:style-name="Text_20_body">share with class (5-10)
</text:p>
        </text:list-item>
        <text:list-item>
          <text:p text:style-name="Text_20_body">write on the board
</text:p>
        </text:list-item>
      </text:list>
      <text:p text:style-name="Text_20_body">Discuss (30)
</text:p>
      <text:p text:style-name="Text_20_body">LHA presentation (10m)
</text:p>
      <text:list text:style-name="OrgBulletedList" text:continue-numbering="false">
        <text:list-item>
          <text:p text:style-name="Text_20_body">tinyurl.com/y6ufs5hms
</text:p>
        </text:list-item>
        <text:list-item>
          <text:p text:style-name="Text_20_body">cataloguing practices
</text:p>
        </text:list-item>
        <text:list-item>
          <text:p text:style-name="Text_20_body">folksonomies
</text:p>
        </text:list-item>
      </text:list>
      <text:p text:style-name="Text_20_body">(THERE WAS NO TIME) Digital Collections Interface individual activity (10m):
</text:p>
      <text:list text:style-name="OrgBulletedList" text:continue-numbering="false">
        <text:list-item>
          <text:p text:style-name="Text_20_body">choose an interface: LHA, NYPL, NYC Municipal Archives
</text:p>
        </text:list-item>
        <text:list-item>
          <text:p text:style-name="Text_20_body">try to find the digital archive section, and browse through the items.
</text:p>
          <text:list text:style-name="OrgBulletedList" text:continue-numbering="true">
            <text:list-item>
              <text:p text:style-name="Text_20_body">what can you guess about the way that documents are organized?
</text:p>
            </text:list-item>
            <text:list-item>
              <text:p text:style-name="Text_20_body">what does the archive prioritize?
</text:p>
            </text:list-item>
          </text:list>
        </text:list-item>
      </text:list>
      <text:p text:style-name="Text_20_body">Share (5-10m)
</text:p>
      <text:p text:style-name="Text_20_body">BREAK
</text:p>
      <text:p text:style-name="Text_20_body">(THERE WAS NO TIME) In groups, organized by archive (10m):
</text:p>
      <text:list text:style-name="OrgBulletedList" text:continue-numbering="false">
        <text:list-item>
          <text:p text:style-name="Text_20_body">what ways can the online interface be designed that speaks to some of the aspects from our discussion?
</text:p>
          <text:list text:style-name="OrgBulletedList" text:continue-numbering="true">
            <text:list-item>
              <text:p text:style-name="Text_20_body">community-driven or oriented collections
</text:p>
              <text:list text:style-name="OrgBulletedList" text:continue-numbering="true">
                <text:list-item>
                  <text:p text:style-name="Text_20_body">folksonomies
</text:p>
                </text:list-item>
              </text:list>
            </text:list-item>
            <text:list-item>
              <text:p text:style-name="Text_20_body">serendipitious discoveries (elevating more marginalized objects)
</text:p>
            </text:list-item>
          </text:list>
        </text:list-item>
      </text:list>
      <text:p text:style-name="Text_20_body">Discuss (15m)
</text:p>
      <text:p text:style-name="Text_20_body">(THIS TOOK ONE HOUR FOR HALF THE CLASS) Freewrite (10m): favorite reading of the semester and why
</text:p>
      <text:list text:style-name="OrgBulletedList" text:continue-numbering="false">
        <text:list-item>
          <text:p text:style-name="Text_20_body">what did you like so much? The topic being discussed, the approach of the author? The writing itself?
</text:p>
        </text:list-item>
      </text:list>
      <text:p text:style-name="Text_20_body">Share with the class, keywords (25m)
</text:p>
      <text:list text:style-name="OrgBulletedList" text:continue-numbering="false">
        <text:list-item>
          <text:p text:style-name="Text_20_body">going around the room and sharing what you liked and why
</text:p>
        </text:list-item>
        <text:list-item>
          <text:p text:style-name="Text_20_body">the class helps to come up with 2 keywords for that reading
</text:p>
        </text:list-item>
      </text:list>
      <text:h text:style-name="Heading_20_3" text:outline-level="3" text:is-list-header="false">
<text:bookmark-start text:name="OrgXref.org5d4547e"/>
<text:bookmark text:name="org5d4547e"/>critique vs solution
<text:bookmark-end text:name="OrgXref.org5d4547e"/></text:h>
      <text:list text:style-name="OrgBulletedList" text:continue-numbering="false">
        <text:list-item>
          <text:p text:style-name="Text_20_body">we've spent a lot of time tearing things down. Which is necessary. You need to understand the territory if you're going to work well within in. We need a "critical" perspective. But we also need solutions. Now we are going to work toward that.
</text:p>
        </text:list-item>
      </text:list>
      <text:h text:style-name="Heading_20_3" text:outline-level="3" text:is-list-header="false">
<text:bookmark-start text:name="OrgXref.org8eba854"/>
<text:bookmark text:name="org8eba854"/>discussion posts
<text:bookmark-end text:name="OrgXref.org8eba854"/></text:h>
      <text:list text:style-name="OrgBulletedList" text:continue-numbering="false">
        <text:list-item>
          <text:p text:style-name="Text_20_body">start by sharing your post with a friend, then with the class.
</text:p>
        </text:list-item>
        <text:list-item>
          <text:p text:style-name="Text_20_body">discussion from Nat about using AI tools for good. There must be ways to use them toward equitable ends. Agreement by Youyuan.
</text:p>
        </text:list-item>
        <text:list-item>
          <text:p text:style-name="Text_20_body">wendy: how can we include diverse perpsectives when these are the ones being shut out, underrepresented? For example, the "user persona" - "A generalized representation of the ideal target audience".
</text:p>
          <text:list text:style-name="OrgBulletedList" text:continue-numbering="true">
            <text:list-item>
              <text:p text:style-name="Text_20_body">what is the role of empathy in design (emily D, youyuan, youlu)
</text:p>
            </text:list-item>
          </text:list>
        </text:list-item>
      </text:list>
      <text:h text:style-name="Heading_20_3" text:outline-level="3" text:is-list-header="false">
<text:bookmark-start text:name="OrgXref.org4ed5e63"/>
<text:bookmark text:name="org4ed5e63"/>readings
<text:bookmark-end text:name="OrgXref.org4ed5e63"/></text:h>
      <text:list text:style-name="OrgNumberedList" text:continue-numbering="false">
        <text:list-item>
          <text:p text:style-name="Text_20_body">
<text:bookmark-start text:name="OrgXref.org3fff557"/>
<text:bookmark text:name="org3fff557"/>McKinney, Cait. 2015. Body, Sex, Interface: Reckoning with Images at the Lesbian Herstory Archives. Radical History Review 122: 115–28.
<text:bookmark-end text:name="OrgXref.org3fff557"/></text:p>
          <text:p text:style-name="Text_20_body">About the work being done at a community, volunteer run archives.
</text:p>
          <text:p text:style-name="Text_20_body">Much of the data in the archives cannot be fully categorized/catagloged and digitized, because (1) we never got that information from the donor, we take everything and anything, "undescribability" and lack of donor agreements, and (2) we don't have the resources to do all of that work.
</text:p>
          <text:list text:style-name="OrgBulletedList" text:continue-numbering="false">
            <text:list-item>
              <text:p text:style-name="Text_20_body">folksonomies
</text:p>
            </text:list-item>
            <text:list-item>
              <text:p text:style-name="Text_20_body">"the ways that all kinds of sex practices and gendered ways of being scramble the categorical logics of structured databases" (3).
</text:p>
            </text:list-item>
          </text:list>
          <text:p text:style-name="Text_20_body">What kind of interface would replicate some of the "uncategorizable" aspects of the materials?
</text:p>
          <text:list text:style-name="OrgBulletedList" text:continue-numbering="false">
            <text:list-item>
              <text:p text:style-name="Text_20_body">"Pulling a “what do you say about this?” image out of the photo drawer evokes wonder, because the ways these photos do not make sense are dif cult to catalog and capture through mechanisms such as the searchable data- base form" (10).
</text:p>
            </text:list-item>
          </text:list>
          <text:p text:style-name="Text_20_body">There is a desire for access, which is good. But being seen also suggests being included, and being included into what kind of citizen:
</text:p>
          <text:list text:style-name="OrgBulletedList" text:continue-numbering="false">
            <text:list-item>
              <text:p text:style-name="Text_20_body">"LGBT archives are worlding technologies that can be called on to support homonational trends, in which the recognition of gay and lesbian citizen-subjects as rightly historical is tied to broader political agendas of gendered and racialized violence, exclusion, and empire in the present.23 Photographic archives, in particular, shift this politics into a regime of visibility that associates being seen with being welcomed into the fold of liberalism" (8).
</text:p>
            </text:list-item>
          </text:list>
        </text:list-item>
        <text:list-item>
          <text:p text:style-name="Text_20_body">
<text:bookmark-start text:name="OrgXref.orgbaa2a7f"/>
<text:bookmark text:name="orgbaa2a7f"/>Hartman, Saidiya. "Venus in Two Acts." Small Axe, vol. 12 no. 2, 2008, p. 1-14. Project MUSE muse.jhu.edu/article/241115.
<text:bookmark-end text:name="OrgXref.orgbaa2a7f"/></text:p>
          <text:p text:style-name="Text_20_body">Hartman here looks at the problem of what to do with an absent archive. Not only absence in the form of evidence, that the literal records are missing, but also in the tools of expression, in language that cannot approximate the reality of experience, and in the discourse that dictates silence. A condition also known as the "violence of the archive," she describes the archive as a "death sentence," because it only records the subject in the terms of their objectification, in "a display of the violated body, an inventory of property" (2).
</text:p>
          <text:p text:style-name="Text_20_body">She seeks to recuperate (without recovering) the lives of these subjects. To write about them in a way that does not do more damage, but draws attention to the ways that their lives have been delineated while inviting possibility for living. To create in the mode of "critical fabulation" (11).
</text:p>
          <text:p text:style-name="Text_20_body">The violence of the archive:
</text:p>
          <text:list text:style-name="OrgBulletedList" text:continue-numbering="false">
            <text:list-item>
              <text:p text:style-name="Text_20_body">"The archive of slavery rests upon a founding violence. This violence determines, regulates and organizes the kinds of statements that can be made about slavery and as well it creates subjects and objects of power" (10).
</text:p>
            </text:list-item>
          </text:list>
          <text:p text:style-name="Text_20_body">Her main question is how can we write history under these conditions of scarcity/absence and of language:
</text:p>
          <text:list text:style-name="OrgBulletedList" text:continue-numbering="false">
            <text:list-item>
              <text:p text:style-name="Text_20_body">“How does one revisit the scene of subjection without replicating the grammar of violence?” (4).
</text:p>
            </text:list-item>
          </text:list>
          <text:p text:style-name="Text_20_body">She examines the history of Venus, the unnamed slave woman who appears variously throughout the "official" record. From this history, Hartman concludes that there is no way forward with recovery. She turns to consider a series of paradoxical questions:
</text:p>
          <text:list text:style-name="OrgBulletedList" text:continue-numbering="false">
            <text:list-item>
              <text:p text:style-name="Text_20_body">“how does one rewrite the chronicle of a death foretold and anticipated, as a collective biography of dead subjects, as a counter-history of the human, as the practice of freedom?” (3).
</text:p>
            </text:list-item>
            <text:list-item>
              <text:p text:style-name="Text_20_body">"how does one recuperate lives entangled with and impossible to differentiate from the terrible utterances that condemned them to death, the account books that identified them as units of value, the invoices that claimed them as property, and the banal chronicles that stripped them of human features?" (3)
</text:p>
            </text:list-item>
            <text:list-item>
              <text:p text:style-name="Text_20_body">“How can narrative embody life in words and at the same time respect what we cannot Know?” (3).
</text:p>
            </text:list-item>
            <text:list-item>
              <text:p text:style-name="Text_20_body">“If it is no longer sufficient to expose the scandal, then how might it be possible to generate a different set of descriptions from this archive?" (7).
</text:p>
            </text:list-item>
          </text:list>
          <text:p text:style-name="Text_20_body">The archivist of slavery comes up against the incommensurability between reality and the historical record, the archivist must endeavor to engage this incommensurability: "to expose and exploit the incommensurability between the experience of the enslaved and the fictions of history, by which I mean the requirements of narrative, the stuff of subjects and plots and ends" (10).
</text:p>
          <text:list text:style-name="OrgBulletedList" text:continue-numbering="false">
            <text:list-item>
              <text:p text:style-name="Text_20_body">"This double gesture can be described as straining against the limits of the archive to write a cultural history of the captive, and, at the same time, enacting the impossibility of representing the lives of the captives precisely through the process of narration" (11).
</text:p>
            </text:list-item>
          </text:list>
          <text:p text:style-name="Text_20_body">In the scarcity of material (not one autobiographical account of a female survives), most of what we have left are numbers. Can we then fill the void with stories?
</text:p>
          <text:list text:style-name="OrgBulletedList" text:continue-numbering="false">
            <text:list-item>
              <text:p text:style-name="Text_20_body">"Loss gives rise to longing, and in these circumstances, it would not be far-fetched to consider stories as a form of compensation or even as reparations, perhaps the only kind we will ever receive" (4).
</text:p>
            </text:list-item>
          </text:list>
        </text:list-item>
        <text:list-item>
          <text:p text:style-name="Text_20_body">
<text:bookmark-start text:name="OrgXref.orgd94f639"/>
<text:bookmark text:name="orgd94f639"/>“How to become a pirate archivist,” by Anna’s Archive. 10/22/2017. <text:a xlink:type="simple" xlink:href="https://annas-archive.org/blog/blog-how-to-become-a-pirate-archivist.html">https://annas-archive.org/blog/blog-how-to-become-a-pirate-archivist.html</text:a>
<text:bookmark-end text:name="OrgXref.orgd94f639"/></text:p>
          <text:list text:style-name="OrgBulletedList" text:continue-numbering="false">
            <text:list-item>
              <text:p text:style-name="Text_20_body">they are pirates, not bound by law, but only by an imperative to make all information accessible by scraping collections on the internet and sharing them.
</text:p>
            </text:list-item>
            <text:list-item>
              <text:p text:style-name="Text_20_body">they are lonely.
</text:p>
            </text:list-item>
            <text:list-item>
              <text:p text:style-name="Text_20_body">what are their strategies for the archival work?
</text:p>
              <text:list text:style-name="OrgBulletedList" text:continue-numbering="true">
                <text:list-item>
                  <text:p text:style-name="Text_20_body">data scraping
</text:p>
                </text:list-item>
                <text:list-item>
                  <text:p text:style-name="Text_20_body">metadata gathering
</text:p>
                </text:list-item>
                <text:list-item>
                  <text:p text:style-name="Text_20_body">mirroring collections
</text:p>
                </text:list-item>
                <text:list-item>
                  <text:p text:style-name="Text_20_body">hosting the content
</text:p>
                </text:list-item>
                <text:list-item>
                  <text:p text:style-name="Text_20_body">seeding the content
</text:p>
                </text:list-item>
              </text:list>
            </text:list-item>
          </text:list>
        </text:list-item>
        <text:list-item>
          <text:p text:style-name="Text_20_body">
<text:bookmark-start text:name="OrgXref.orgf90d813"/>
<text:bookmark text:name="orgf90d813"/>Hachette v. Internet Archive Update: Second Circuit Court of Appeals Rules Against IA. 9/5/2024 by Authors Alliance.  <text:a xlink:type="simple" xlink:href="https://archive.us20.list-manage.com/track/click?u=38bd6154386f64fcd92204a25&amp;id=936fb2bd59&amp;e=86c38c2c35">https://archive.us20.list-manage.com/track/click?u=38bd6154386f64fcd92204a25&amp;id=936fb2bd59&amp;e=86c38c2c35</text:a>
<text:bookmark-end text:name="OrgXref.orgf90d813"/></text:p>
          <text:list text:style-name="OrgBulletedList" text:continue-numbering="false">
            <text:list-item>
              <text:p text:style-name="Text_20_body">Publishers say that IA violated copyright by scanning books and lending them at the same rate as their print books.
</text:p>
              <text:list text:style-name="OrgBulletedList" text:continue-numbering="true">
                <text:list-item>
                  <text:p text:style-name="Text_20_body">usually they create ebook licenses, but they didn't do this during the pandemic.
</text:p>
                </text:list-item>
                <text:list-item>
                  <text:p text:style-name="Text_20_body">most of these books are works that are out of print, or hard to find.
</text:p>
                </text:list-item>
                <text:list-item>
                  <text:p text:style-name="Text_20_body">publishers say that the practice hurts authors, but don't have the financial data to back that up.
</text:p>
                </text:list-item>
              </text:list>
            </text:list-item>
          </text:list>
        </text:list-item>
        <text:list-item>
          <text:p text:style-name="Text_20_body">
<text:bookmark-start text:name="OrgXref.orgeaad09e"/>
<text:bookmark text:name="orgeaad09e"/>Kirschenbaum, “The .txtual Condition: Digital Humanities, Born-Digital Archives, and the Future Literary”, Digital Humanities Quarterly, 2013.
<text:bookmark-end text:name="OrgXref.orgeaad09e"/></text:p>
          <text:p text:style-name="Text_20_body">"Today, the conceit of a “primary record” can no longer be assumed to be coterminous with that of a “physical object.”"
</text:p>
        </text:list-item>
      </text:list>
      <text:h text:style-name="Heading_20_2" text:outline-level="2" text:is-list-header="false">
<text:bookmark-start text:name="OrgXref.orgb73bd00"/>
<text:bookmark text:name="orgb73bd00"/>week 8, ethics &amp; tech forum
<text:bookmark-end text:name="OrgXref.orgb73bd00"/></text:h>
      <text:p text:style-name="Text_20_body">Agenda
</text:p>
      <text:list text:style-name="OrgBulletedList" text:continue-numbering="false">
        <text:list-item>
          <text:p text:style-name="Text_20_body">finish sharing our freewrites and crowdsourcing keywords
</text:p>
        </text:list-item>
        <text:list-item>
          <text:p text:style-name="Text_20_body">discuss book, finish discussing readings
</text:p>
        </text:list-item>
        <text:list-item>
          <text:p text:style-name="Text_20_body">next week no readings no discussion posts
</text:p>
        </text:list-item>
        <text:list-item>
          <text:p text:style-name="Text_20_body">meeting in library
</text:p>
        </text:list-item>
      </text:list>
      <text:p text:style-name="Text_20_body">Introductions (10m)
</text:p>
      <text:p text:style-name="Text_20_body">Finish keyword activity (30 min - 1 hr)
</text:p>
      <text:p text:style-name="Text_20_body">BREAK
</text:p>
      <text:p text:style-name="Text_20_body">Discussion post Pair &amp; Share (20-25)
</text:p>
      <text:list text:style-name="OrgBulletedList" text:continue-numbering="false">
        <text:list-item>
          <text:p text:style-name="Text_20_body">groups of 3-4: what did you write about? (5)
</text:p>
        </text:list-item>
        <text:list-item>
          <text:p text:style-name="Text_20_body">choose one, turn into discussion question (5)
</text:p>
        </text:list-item>
        <text:list-item>
          <text:p text:style-name="Text_20_body">share with class (5-10)
</text:p>
        </text:list-item>
        <text:list-item>
          <text:p text:style-name="Text_20_body">write on the board
</text:p>
        </text:list-item>
        <text:list-item>
          <text:p text:style-name="Text_20_body">(if time, freewrite)
</text:p>
        </text:list-item>
      </text:list>
      <text:p text:style-name="Text_20_body">Discuss (30)
</text:p>
      <text:list text:style-name="OrgNumberedList" text:continue-numbering="false">
        <text:list-item>
          <text:p text:style-name="Text_20_body">
<text:bookmark-start text:name="OrgXref.org246aa5d"/>
<text:bookmark text:name="org246aa5d"/>Wooley, Samuel. <text:span text:style-name="Emphasis">Manufacturing Consensus</text:span>. 2023.
<text:bookmark-end text:name="OrgXref.org246aa5d"/></text:p>
          <text:p text:style-name="Text_20_body">"Anonymity and Automation"
</text:p>
          <text:list text:style-name="OrgBulletedList" text:continue-numbering="false">
            <text:list-item>
              <text:p text:style-name="Text_20_body">Privacy on the internet can hide interests/intentions behind those posting.
</text:p>
            </text:list-item>
          </text:list>
          <text:p text:style-name="Text_20_body">What human qualities are these bots playing from or harnessing?
</text:p>
          <text:list text:style-name="OrgBulletedList" text:continue-numbering="false">
            <text:list-item>
              <text:p text:style-name="Text_20_body">emotions, confusion, apathy, anger -&gt; discontent
</text:p>
            </text:list-item>
            <text:list-item>
              <text:p text:style-name="Text_20_body">bandwagon effect
</text:p>
            </text:list-item>
            <text:list-item>
              <text:p text:style-name="Text_20_body">intimacy/trust in one to one connections
</text:p>
            </text:list-item>
          </text:list>
          <text:p text:style-name="Text_20_body">Emotions are the goal
</text:p>
          <text:list text:style-name="OrgBulletedList" text:continue-numbering="false">
            <text:list-item>
              <text:p text:style-name="Text_20_body">generating apathy or anger
</text:p>
            </text:list-item>
            <text:list-item>
              <text:p text:style-name="Text_20_body">also confustion, so that people don't do anything.
</text:p>
            </text:list-item>
            <text:list-item>
              <text:p text:style-name="Text_20_body">"To produce massive amounts of noise, confusion, and polarization in order to obscure the facts of particular events and the motivations of those who put out biased narrtives" (7).
</text:p>
            </text:list-item>
            <text:list-item>
              <text:p text:style-name="Text_20_body">"trolling" - use of hate and harassment to intimidate and silence
</text:p>
            </text:list-item>
            <text:list-item>
              <text:p text:style-name="Text_20_body">taking up people's time and attention
</text:p>
            </text:list-item>
          </text:list>
          <text:p text:style-name="Text_20_body">"Bandwagon effect"
</text:p>
          <text:list text:style-name="OrgBulletedList" text:continue-numbering="false">
            <text:list-item>
              <text:p text:style-name="Text_20_body">people will jump on the bandwagon if they see a big following.
</text:p>
            </text:list-item>
            <text:list-item>
              <text:p text:style-name="Text_20_body">big followings give an idea/post legitimacy
</text:p>
            </text:list-item>
            <text:list-item>
              <text:p text:style-name="Text_20_body">create "shared discontent" - anger, apathy, polarization, that everything is terrible and we should just give up trying to change it.
</text:p>
            </text:list-item>
          </text:list>
          <text:p text:style-name="Text_20_body">Historicizing propaganda
</text:p>
          <text:list text:style-name="OrgBulletedList" text:continue-numbering="false">
            <text:list-item>
              <text:p text:style-name="Text_20_body">used to be a good thing, a way of feeding information to what was considered an uneducated populace.
</text:p>
            </text:list-item>
            <text:list-item>
              <text:p text:style-name="Text_20_body">came from the top
</text:p>
            </text:list-item>
            <text:list-item>
              <text:p text:style-name="Text_20_body">now is democratized, created from the people.
</text:p>
              <text:list text:style-name="OrgBulletedList" text:continue-numbering="true">
                <text:list-item>
                  <text:p text:style-name="Text_20_body">power is shifting.
</text:p>
                </text:list-item>
              </text:list>
            </text:list-item>
          </text:list>
          <text:p text:style-name="Text_20_body">Fact checking does not work in the same way. There is too much misinformation out there, and it confers legitimacy.
</text:p>
          <text:p text:style-name="Text_20_body">Terms:
</text:p>
          <text:list text:style-name="OrgBulletedList" text:continue-numbering="false">
            <text:list-item>
              <text:p text:style-name="Text_20_body">nanoinfluencers / automated political influencers (the scariest)
</text:p>
            </text:list-item>
            <text:list-item>
              <text:p text:style-name="Text_20_body">algorithms
</text:p>
            </text:list-item>
            <text:list-item>
              <text:p text:style-name="Text_20_body">sock puppets
</text:p>
            </text:list-item>
            <text:list-item>
              <text:p text:style-name="Text_20_body">native ads
</text:p>
            </text:list-item>
            <text:list-item>
              <text:p text:style-name="Text_20_body">disinformation vs misinformation (depends on intention)
</text:p>
            </text:list-item>
            <text:list-item>
              <text:p text:style-name="Text_20_body">information laundering
</text:p>
            </text:list-item>
            <text:list-item>
              <text:p text:style-name="Text_20_body">state sponsored trolling
</text:p>
            </text:list-item>
          </text:list>
        </text:list-item>
        <text:list-item>
          <text:p text:style-name="Text_20_body">
<text:bookmark-start text:name="OrgXref.org8cb1b44"/>
<text:bookmark text:name="org8cb1b44"/>“How to become a pirate archivist,” by Anna’s Archive. 10/22/2017. <text:a xlink:type="simple" xlink:href="https://annas-archive.org/blog/blog-how-to-become-a-pirate-archivist.html">https://annas-archive.org/blog/blog-how-to-become-a-pirate-archivist.html</text:a>
<text:bookmark-end text:name="OrgXref.org8cb1b44"/></text:p>
          <text:list text:style-name="OrgBulletedList" text:continue-numbering="false">
            <text:list-item>
              <text:p text:style-name="Text_20_body">they are pirates, not bound by law, but only by an imperative to make all information accessible by scraping collections on the internet and sharing them.
</text:p>
            </text:list-item>
            <text:list-item>
              <text:p text:style-name="Text_20_body">they are lonely.
</text:p>
            </text:list-item>
            <text:list-item>
              <text:p text:style-name="Text_20_body">what are their strategies for the archival work?
</text:p>
              <text:list text:style-name="OrgBulletedList" text:continue-numbering="true">
                <text:list-item>
                  <text:p text:style-name="Text_20_body">data scraping
</text:p>
                </text:list-item>
                <text:list-item>
                  <text:p text:style-name="Text_20_body">metadata gathering
</text:p>
                </text:list-item>
                <text:list-item>
                  <text:p text:style-name="Text_20_body">mirroring collections
</text:p>
                </text:list-item>
                <text:list-item>
                  <text:p text:style-name="Text_20_body">hosting the content
</text:p>
                </text:list-item>
                <text:list-item>
                  <text:p text:style-name="Text_20_body">seeding the content
</text:p>
                </text:list-item>
              </text:list>
            </text:list-item>
          </text:list>
        </text:list-item>
        <text:list-item>
          <text:p text:style-name="Text_20_body">
<text:bookmark-start text:name="OrgXref.org8498a3c"/>
<text:bookmark text:name="org8498a3c"/>Hachette v. Internet Archive Update: Second Circuit Court of Appeals Rules Against IA. 9/5/2024 by Authors Alliance.  <text:a xlink:type="simple" xlink:href="https://archive.us20.list-manage.com/track/click?u=38bd6154386f64fcd92204a25&amp;id=936fb2bd59&amp;e=86c38c2c35">https://archive.us20.list-manage.com/track/click?u=38bd6154386f64fcd92204a25&amp;id=936fb2bd59&amp;e=86c38c2c35</text:a>
<text:bookmark-end text:name="OrgXref.org8498a3c"/></text:p>
          <text:list text:style-name="OrgBulletedList" text:continue-numbering="false">
            <text:list-item>
              <text:p text:style-name="Text_20_body">Publishers say that IA violated copyright by scanning books and lending them at the same rate as their print books.
</text:p>
              <text:list text:style-name="OrgBulletedList" text:continue-numbering="true">
                <text:list-item>
                  <text:p text:style-name="Text_20_body">usually they create ebook licenses, but they didn't do this during the pandemic.
</text:p>
                </text:list-item>
                <text:list-item>
                  <text:p text:style-name="Text_20_body">most of these books are works that are out of print, or hard to find.
</text:p>
                </text:list-item>
                <text:list-item>
                  <text:p text:style-name="Text_20_body">publishers say that the practice hurts authors, but don't have the financial data to back that up.
</text:p>
                </text:list-item>
              </text:list>
            </text:list-item>
          </text:list>
        </text:list-item>
      </text:list>
      <text:h text:style-name="Heading_20_2" text:outline-level="2" text:is-list-header="false">
<text:bookmark-start text:name="OrgXref.orgbf69f75"/>
<text:bookmark text:name="orgbf69f75"/>week 9, library week
<text:bookmark-end text:name="OrgXref.orgbf69f75"/></text:h>
      <text:h text:style-name="Heading_20_2" text:outline-level="2" text:is-list-header="false">
<text:bookmark-start text:name="OrgXref.org393ffed"/>
<text:bookmark text:name="org393ffed"/>week 10, infrastructure
<text:bookmark-end text:name="OrgXref.org393ffed"/></text:h>
      <text:p text:style-name="Text_20_body">Agenda
</text:p>
      <text:list text:style-name="OrgBulletedList" text:continue-numbering="false">
        <text:list-item>
          <text:p text:style-name="Text_20_body">intros
</text:p>
        </text:list-item>
        <text:list-item>
          <text:p text:style-name="Text_20_body">talk about E&amp;T forum
</text:p>
        </text:list-item>
        <text:list-item>
          <text:p text:style-name="Text_20_body">fieldwork presentations
</text:p>
        </text:list-item>
      </text:list>
      <text:p text:style-name="Text_20_body">introductions (10):
</text:p>
      <text:list text:style-name="OrgBulletedList" text:continue-numbering="false">
        <text:list-item>
          <text:p text:style-name="Text_20_body">who would you vote for? jk
</text:p>
        </text:list-item>
        <text:list-item>
          <text:p text:style-name="Text_20_body">best halloween costume you saw this year
</text:p>
        </text:list-item>
      </text:list>
      <text:p text:style-name="Text_20_body">E&amp;T forum (10 + 20 + 20)
</text:p>
      <text:list text:style-name="OrgBulletedList" text:continue-numbering="false">
        <text:list-item>
          <text:p text:style-name="Text_20_body">those of you who attended:
</text:p>
          <text:list text:style-name="OrgBulletedList" text:continue-numbering="true">
            <text:list-item>
              <text:p text:style-name="Text_20_body">what was the most interesting thing you heard or thought you had during the event?
</text:p>
            </text:list-item>
            <text:list-item>
              <text:p text:style-name="Text_20_body">what was one question you still had at the end of it? One thing you are curious about?
</text:p>
            </text:list-item>
          </text:list>
        </text:list-item>
        <text:list-item>
          <text:p text:style-name="Text_20_body">for those of you who did not attend, write on the following question from last week's discussion:
</text:p>
          <text:list text:style-name="OrgBulletedList" text:continue-numbering="true">
            <text:list-item>
              <text:p text:style-name="Text_20_body">What ways could we keep social media free from political influence?
</text:p>
            </text:list-item>
            <text:list-item>
              <text:p text:style-name="Text_20_body">What ways could we maintain user privacy in social media?
</text:p>
            </text:list-item>
            <text:list-item>
              <text:p text:style-name="Text_20_body">What would a social media that does not track user data (or sell data to advertisers) look like? Would this be a viable business model?
</text:p>
            </text:list-item>
          </text:list>
        </text:list-item>
      </text:list>
      <text:p text:style-name="Text_20_body">Fieldwork presentations
</text:p>
      <text:p text:style-name="Text_20_body">If time (10/10):
</text:p>
      <text:list text:style-name="OrgBulletedList" text:continue-numbering="false">
        <text:list-item>
          <text:p text:style-name="Text_20_body">Share their book proposal with a partner.
</text:p>
        </text:list-item>
        <text:list-item>
          <text:p text:style-name="Text_20_body">Peer review:
</text:p>
          <text:list text:style-name="OrgBulletedList" text:continue-numbering="true">
            <text:list-item>
              <text:p text:style-name="Text_20_body">give feedback on their choices, which one seems better?
</text:p>
            </text:list-item>
            <text:list-item>
              <text:p text:style-name="Text_20_body">any things they might consider, or worth emphasizing, from the proposal?
</text:p>
            </text:list-item>
          </text:list>
        </text:list-item>
      </text:list>
      <text:h text:style-name="Heading_20_2" text:outline-level="2" text:is-list-header="false">
<text:bookmark-start text:name="OrgXref.org130102d"/>
<text:bookmark text:name="org130102d"/>week 11, infrastructure &amp; information management &amp; research methods
<text:bookmark-end text:name="OrgXref.org130102d"/></text:h>
      <text:p text:style-name="Text_20_body">Agenda
</text:p>
      <text:list text:style-name="OrgBulletedList" text:continue-numbering="false">
        <text:list-item>
          <text:p text:style-name="Text_20_body">syllabus shakeup
</text:p>
          <text:list text:style-name="OrgBulletedList" text:continue-numbering="true">
            <text:list-item>
              <text:p text:style-name="Text_20_body">combining the last three days into one! It's all good.
</text:p>
            </text:list-item>
            <text:list-item>
              <text:p text:style-name="Text_20_body">focusing on Research Methods overall, but content of readings are on infrastructure (Nakamura, Mattern) &amp; information workforce (Friedman)
</text:p>
            </text:list-item>
            <text:list-item>
              <text:p text:style-name="Text_20_body">next week, no reading except your book.
</text:p>
            </text:list-item>
            <text:list-item>
              <text:p text:style-name="Text_20_body">next week, no discussion post, but bring a brainstorm to class. You will get credit just like you would for a discussion post.
</text:p>
            </text:list-item>
          </text:list>
        </text:list-item>
        <text:list-item>
          <text:p text:style-name="Text_20_body">intros
</text:p>
        </text:list-item>
        <text:list-item>
          <text:p text:style-name="Text_20_body">discussion on readings
</text:p>
        </text:list-item>
        <text:list-item>
          <text:p text:style-name="Text_20_body">talk about papers
</text:p>
        </text:list-item>
      </text:list>
      <text:p text:style-name="Text_20_body">Intros -
</text:p>
      <text:list text:style-name="OrgBulletedList" text:continue-numbering="false">
        <text:list-item>
          <text:p text:style-name="Text_20_body">what?
</text:p>
        </text:list-item>
      </text:list>
      <text:p text:style-name="Text_20_body">What is Nakamura's main argument? What is Friedmans? What is Matterns?
</text:p>
      <text:list text:style-name="OrgBulletedList" text:continue-numbering="false">
        <text:list-item>
          <text:p text:style-name="Text_20_body">Nakamura: silicon chip manufacturers exploited navajo womens' labor by taking "indigenous" qualities and putting them to work within capitalistic framework.
</text:p>
        </text:list-item>
        <text:list-item>
          <text:p text:style-name="Text_20_body">Mattern: When thinking about what a library does we need to incorporate all kinds of users, even more privileged ones, while also pushing back on the datafication of users by Big Tech.
</text:p>
        </text:list-item>
        <text:list-item>
          <text:p text:style-name="Text_20_body">Friedman: Finds that men have implicit bias about women not being able to work as long as men, while women do not have this bias.
</text:p>
        </text:list-item>
      </text:list>
      <text:p text:style-name="Text_20_body">Pair &amp; Share (60):
</text:p>
      <text:list text:style-name="OrgBulletedList" text:continue-numbering="false">
        <text:list-item>
          <text:p text:style-name="Text_20_body">small groups 3-4, share what you wrote about: 10 min
</text:p>
        </text:list-item>
        <text:list-item>
          <text:p text:style-name="Text_20_body">pick 1 to share with the class, turn it into a discussion q: 5 min
</text:p>
        </text:list-item>
        <text:list-item>
          <text:p text:style-name="Text_20_body">share with the class: 10 min
</text:p>
        </text:list-item>
        <text:list-item>
          <text:p text:style-name="Text_20_body">discuss: 30-45 min
</text:p>
        </text:list-item>
      </text:list>
      <text:p text:style-name="Text_20_body">Nakamura vs Freidman on methodology. How are each pursuing different methods? In what ways is each method effective?
</text:p>
      <text:p text:style-name="Text_20_body">Nakamura is making a moral argument here, but it's never quite explicit. She's saying that the use of Navajo women, and how that use was portrayed, was extractive without being sustaining.
</text:p>
      <text:p text:style-name="Text_20_body">BREAK
</text:p>
      <text:p text:style-name="Text_20_body">Papers
</text:p>
      <text:list text:style-name="OrgBulletedList" text:continue-numbering="false">
        <text:list-item>
          <text:p text:style-name="Text_20_body">my feedback focused on guiding you to make the best choice.
</text:p>
          <text:list text:style-name="OrgBulletedList" text:continue-numbering="true">
            <text:list-item>
              <text:p text:style-name="Text_20_body">most of the choices were already strong, the question is which one do <text:span text:style-name="Emphasis">you</text:span> want to spend the next month working with? And which one will be best for your studies / career? Provide a foundation.
</text:p>
            </text:list-item>
          </text:list>
        </text:list-item>
      </text:list>
      <text:p text:style-name="Text_20_body">How do you write a book review? (10m)
<text:a xlink:type="simple" xlink:href="https://writingcenter.unc.edu/tips-and-tools/book-reviews/">https://writingcenter.unc.edu/tips-and-tools/book-reviews/</text:a>
</text:p>
      <text:p text:style-name="Text_20_body">Argument brainstorm, bring to class for next week.
</text:p>
      <text:p text:style-name="Text_20_body">We will do the first one together, as a free-write. Then we will share in small groups.
</text:p>
      <text:p text:style-name="Text_20_body">Argument &amp; Evidence Brainstorm Freewrite (write 20/share partner 20/ share class 10):
</text:p>
      <text:list text:style-name="OrgBulletedList" text:continue-numbering="false">
        <text:list-item>
          <text:p text:style-name="Text_20_body">What is the thesis—-or main argument—-of the book? If the author wanted you to get one idea from the book, what would it be? How does it compare or contrast to other arguments in the same topic?
</text:p>
        </text:list-item>
        <text:list-item>
          <text:p text:style-name="Text_20_body">How does the author support their argument? What evidence do they use to prove their point? Do you find that evidence convincing? Why or why not? Does any of the author’s information (or conclusions) conflict with other books you’ve read, courses you’ve taken or just previous assumptions you had of the subject?
</text:p>
        </text:list-item>
      </text:list>
      <text:p text:style-name="Text_20_body">Goodbye Lovers
</text:p>
      <text:p text:style-name="Text_20_body">Culinary class wars
</text:p>
      <text:p text:style-name="Text_20_body">One shots, Lookback
</text:p>
      <text:p text:style-name="Text_20_body">Arcane
</text:p>
      <text:p text:style-name="Text_20_body">Disclaimer
</text:p>
      <text:h text:style-name="Heading_20_3" text:outline-level="3" text:is-list-header="false">
<text:bookmark-start text:name="OrgXref.org2488511"/>
<text:bookmark text:name="org2488511"/>readings
<text:bookmark-end text:name="OrgXref.org2488511"/></text:h>
      <text:list text:style-name="OrgNumberedList" text:continue-numbering="false">
        <text:list-item>
          <text:p text:style-name="Text_20_body">
<text:bookmark-start text:name="OrgXref.org3d6aefb"/>
<text:bookmark text:name="org3d6aefb"/>Friedmann, E., &amp; Efrat-Treister, D. (2023). “Gender Bias in Stem Hiring: Implicit In-Group Gender Favoritism Among Men Managers.” Gender &amp; Society, 37(1), 32-64. <text:a xlink:type="simple" xlink:href="https://doi.org/10.1177/08912432221137910">https://doi.org/10.1177/08912432221137910</text:a>
<text:bookmark-end text:name="OrgXref.org3d6aefb"/></text:p>
          <text:p text:style-name="Text_20_body">Uses qualitative and quantitative methods to do analysis. Finds that men have implicit bias about women not being able to work as long as men.
</text:p>
        </text:list-item>
        <text:list-item>
          <text:p text:style-name="Text_20_body">
<text:bookmark-start text:name="OrgXref.org739450d"/>
<text:bookmark text:name="org739450d"/>Lisa Nakamura. (2014). “Indigenous Circuits: Navajo Women and the Racialization of Early Electronic Manufacture,” American Quarterly 66(4): 919–41.
<text:bookmark-end text:name="OrgXref.org739450d"/></text:p>
          <text:list text:style-name="OrgBulletedList" text:continue-numbering="false">
            <text:list-item>
              <text:p text:style-name="Text_20_body">"Haraway draws our attention to the irony that some must labor invisibly for others of us to feel, if not actually <text:span text:style-name="Emphasis">be</text:span>, free and empowered through technology use: technoscience is, indeed, an integrated circuit, one that both separates and connects laborers and users, and while both genders benefit from cheap computers, it is the flexible labor of women of color, either outsourced or insourced, that made and continue to make this possible" (919).
</text:p>
            </text:list-item>
            <text:list-item>
              <text:p text:style-name="Text_20_body">navajo women were exploited labor, were presented by Fairchild as a "labor of love", reproducing their culture in their work.
</text:p>
            </text:list-item>
            <text:list-item>
              <text:p text:style-name="Text_20_body">"promotional materials… reveal how electronics assembly work became both gendered and identified with specific racialized qualities" (924).
</text:p>
            </text:list-item>
          </text:list>
          <text:p text:style-name="Text_20_body">Taking indigenous qualities and consigning them within an industrialized / capitalistic framework.
</text:p>
          <text:list text:style-name="OrgBulletedList" text:continue-numbering="false">
            <text:list-item>
              <text:p text:style-name="Text_20_body">takes Navajo cultural skill of weaving and applies to to industrial work, saying that it "also requires the same personal commitment to perfection" (928).
</text:p>
            </text:list-item>
            <text:list-item>
              <text:p text:style-name="Text_20_body">"Again, the notion of an “inherently flexible” laborer, a worker whose nature it is to be both adaptable and culturally suited, or hardwired, to craft circuit designs onto either yarn or metal appeals to a romantic notion of what Indians are and the role that they play in US histories of technology" (929-930).
</text:p>
              <text:list text:style-name="OrgBulletedList" text:continue-numbering="true">
                <text:list-item>
                  <text:p text:style-name="Text_20_body">appealing to Indian work as natural commodity.
</text:p>
                </text:list-item>
              </text:list>
            </text:list-item>
            <text:list-item>
              <text:p text:style-name="Text_20_body">this framing "posits indigenous design as informing circuit design–a kind of colonialism in reverse–despite the lack of involvement of indigenous people in the company's research and development arm" (931).
</text:p>
            </text:list-item>
            <text:list-item>
              <text:p text:style-name="Text_20_body">this painstaking precision work was redefined as creative work (935).
</text:p>
            </text:list-item>
            <text:list-item>
              <text:p text:style-name="Text_20_body">"Navajo women did not make circuits because their brains naturally “thought” in patterns of right-angle colors and shapes. They did not make them well because they had inherent Indian virtues such as stoicism, pride in crafts- womanship, or an inherent and inborn manual dexterity. And Fairchild did not employ Navajo women because of these traits. These traits were identified after the company learned about the tax incentives available to subsidize the project, the lack of unions and other employment options in the area, and the generous donation of heavy equipment given by the US government gratis as part of an incentive to develop “light industry” as an “occupational education” for Indians" (935).
</text:p>
            </text:list-item>
          </text:list>
          <text:p text:style-name="Text_20_body">"Platform" -&gt; "whatever"
</text:p>
          <text:list text:style-name="OrgBulletedList" text:continue-numbering="false">
            <text:list-item>
              <text:p text:style-name="Text_20_body">infrastructure as "whatever" - "the material conditions that are usually invisible to the user and are necessary for digital media device creation" (936).
</text:p>
              <text:list text:style-name="OrgBulletedList" text:continue-numbering="true">
                <text:list-item>
                  <text:p text:style-name="Text_20_body">cheap, female labor
</text:p>
                </text:list-item>
              </text:list>
            </text:list-item>
            <text:list-item>
              <text:p text:style-name="Text_20_body">our analysis of digital focuses too much on the interface, when we ought to focus on how digital is <text:span text:style-name="Emphasis">procedural</text:span>.
</text:p>
            </text:list-item>
            <text:list-item>
              <text:p text:style-name="Text_20_body">"Looking inside digital culture means both looking back in time to the roots of the computing industry and the specific material production practices that positioned race and gender as commodities in electronics factories. This labor is temporally hidden, within a very early period of digital computing history, and hidden spatially. We must look to locales and bodies not commonly associated with these technologies, in out of the way places, to see how race operates as a key aspect of digital platform production." (937-8).
</text:p>
            </text:list-item>
            <text:list-item>
              <text:p text:style-name="Text_20_body">"On the spectrum of digital labor, factory work soldering chips for iPhones, missiles, and servers is as close to the machine as one can get, as close to the means of digital production— the computer— as can be imagined. It is not creative labor, nor is it free. It is fascinating that, during a pivotal moment in early computing history, the industry’s foremost electron- ics company represented it that way. This story of digital device manufacture on Indian land shows us how the discourse of women’s indigenous cultural production has been used to explain the key role that women of color play within the integrated circuit of production" (938).
</text:p>
            </text:list-item>
          </text:list>
        </text:list-item>
        <text:list-item>
          <text:p text:style-name="Text_20_body">
<text:bookmark-start text:name="OrgXref.orgbfcc059"/>
<text:bookmark text:name="orgbfcc059"/>Mattern, Shannon. (2014). “Libraries as Infrastructure,” Places <text:a xlink:type="simple" xlink:href="https://placesjournal.org/article/library-as-infrastructure">https://placesjournal.org/article/library-as-infrastructure</text:a>
<text:bookmark-end text:name="OrgXref.orgbfcc059"/></text:p>
          <text:p text:style-name="Text_20_body">"I propose that thinking about the library as a network of integrated, mutually reinforcing, evolving infrastructures — in particular, architectural, technological, social, epistemological and ethical infrastructures — can help us better identify what roles we want our libraries to serve, and what we can reasonably expect of them. What ideas, values and social responsibilities can we scaffold within the library’s material systems — its walls and wires, shelves and servers?"
</text:p>
          <text:p text:style-name="Text_20_body">The idea of library as a platform has problems: it's monetizable, and shallow.
</text:p>
          <text:list text:style-name="OrgBulletedList" text:continue-numbering="false">
            <text:list-item>
              <text:p text:style-name="Text_20_body">"it smacks of Silicon Valley entrepreneurial epistemology, which prioritizes “monetizable” “knowledge solutions"
</text:p>
            </text:list-item>
            <text:list-item>
              <text:p text:style-name="Text_20_body">"it evokes: a flat, two-dimensional stage on which resources are laid out for users to do stuff with. The platform doesn’t have any implied depth, so we’re not inclined to look underneath or behind it, or to question its structure"
</text:p>
            </text:list-item>
          </text:list>
          <text:p text:style-name="Text_20_body">But a library is more of an infrastructure than a surface:
</text:p>
          <text:list text:style-name="OrgBulletedList" text:continue-numbering="false">
            <text:list-item>
              <text:p text:style-name="Text_20_body">"we need to understand how our libraries function as, and as part of, infrastructural ecologies — as sites where spatial, technological, intellectual and social infrastructures shape and inform one another. And we must consider how those infrastructures can embody the epistemological, political, economic and cultural values that we want to define our communities."
</text:p>
            </text:list-item>
          </text:list>
          <text:p text:style-name="Text_20_body">"the infrastructural ecology — the larger network of public services and knowledge institutions of which each library is a part."
</text:p>
          <text:p text:style-name="Text_20_body">Makes a potential contentious claim saying that libraries need to adopt "entrepreneurial models" - to not only help the disenfranchised, but also the enfranchised, to attract educated and privileged folks, to bring their talents to the library. Media production studios, maker spaces, hacker labs.
</text:p>
          <text:p text:style-name="Text_20_body">But we are not going to compete with Google or Amazon. We are going to maintain privacy, not extract from our users. Libraries as a pushback against Google and Amazon, because they fail to be as "efficient" and "productive" as these spaces. How can we maintain this ethos while also including "entreprenurial" programming and spaces?
</text:p>
          <text:p text:style-name="Text_20_body">We need a better capacity for understanding how services are distributed.
</text:p>
        </text:list-item>
      </text:list>
      <text:h text:style-name="Heading_20_2" text:outline-level="2" text:is-list-header="false">
<text:bookmark-start text:name="OrgXref.orgab5a18a"/>
<text:bookmark text:name="orgab5a18a"/>week 12, writing day I
<text:bookmark-end text:name="OrgXref.orgab5a18a"/></text:h>
      <text:p text:style-name="Text_20_body">Goals
</text:p>
      <text:list text:style-name="OrgBulletedList" text:continue-numbering="false">
        <text:list-item>
          <text:p text:style-name="Text_20_body">look at existing book reviews
</text:p>
          <text:list text:style-name="OrgBulletedList" text:continue-numbering="true">
            <text:list-item>
              <text:p text:style-name="Text_20_body">outline the "anatomy" of a book review
</text:p>
            </text:list-item>
          </text:list>
        </text:list-item>
        <text:list-item>
          <text:p text:style-name="Text_20_body">start to come up with an outline for the book review
</text:p>
        </text:list-item>
        <text:list-item>
          <text:p text:style-name="Text_20_body">share arguments
</text:p>
        </text:list-item>
      </text:list>
      <text:p text:style-name="Text_20_body">Agenda
</text:p>
      <text:list text:style-name="OrgBulletedList" text:continue-numbering="false">
        <text:list-item>
          <text:p text:style-name="Text_20_body">introductions: favorite outdoor space in NYC
</text:p>
        </text:list-item>
        <text:list-item>
          <text:p text:style-name="Text_20_body">book review comparison (20/20/20):
</text:p>
          <text:list text:style-name="OrgBulletedList" text:continue-numbering="true">
            <text:list-item>
              <text:p text:style-name="Text_20_body">compare Iantorno &amp; Boccio's reviews of <text:span text:style-name="Emphasis">Race After Technology</text:span>
</text:p>
            </text:list-item>
            <text:list-item>
              <text:p text:style-name="Text_20_body">prompts for reading: 20.
</text:p>
              <text:list text:style-name="OrgBulletedList" text:continue-numbering="true">
                <text:list-item>
                  <text:p text:style-name="Text_20_body">how do each of the authors begin their review?
</text:p>
                </text:list-item>
                <text:list-item>
                  <text:p text:style-name="Text_20_body">how do each of the authors structure their review?
</text:p>
                </text:list-item>
              </text:list>
            </text:list-item>
            <text:list-item>
              <text:p text:style-name="Text_20_body">prompts for groups: 20.
</text:p>
              <text:list text:style-name="OrgBulletedList" text:continue-numbering="true">
                <text:list-item>
                  <text:p text:style-name="Text_20_body">what is each author's main argument or claim about the book?
</text:p>
                </text:list-item>
                <text:list-item>
                  <text:p text:style-name="Text_20_body">how does each author establish urgency/importance around the topic?
</text:p>
                </text:list-item>
                <text:list-item>
                  <text:p text:style-name="Text_20_body">what are some interesting differences and/or similarities between the two reviews?
</text:p>
                </text:list-item>
              </text:list>
            </text:list-item>
            <text:list-item>
              <text:p text:style-name="Text_20_body">discuss as a class: 20.
</text:p>
            </text:list-item>
          </text:list>
        </text:list-item>
        <text:list-item>
          <text:p text:style-name="Text_20_body">start to work on outlines for book reviews. I'll be outside if people want to meet until 5pm.
</text:p>
        </text:list-item>
        <text:list-item>
          <text:p text:style-name="Text_20_body">next week, detailed outlines due. Not just points you want to make, but also evidence.
</text:p>
        </text:list-item>
      </text:list>
      <text:p text:style-name="Text_20_body"><text:a xlink:type="simple" xlink:href="https://search.ebscohost.com/login.aspx?direct=true&amp;db=mlf&amp;AN=EIS149632764&amp;site=eds-live&amp;scope=site&amp;authtype=sso&amp;custid=s8440772">Iantorno</text:a>, Mathew. 2021. “Race After Technology: Abolitionist Tools for the New Jim Code.” The Journal of Popular Culture 54 (1): 220–22.
https://doi.org/10.1111/jpcu.12984.
</text:p>
      <text:p text:style-name="Text_20_body"><text:a xlink:type="simple" xlink:href="https://search.ebscohost.com/login.aspx?direct=true&amp;db=mlf&amp;AN=EIS156586660&amp;site=eds-live&amp;scope=site&amp;authtype=sso&amp;custid=s8440772">Boccio</text:a>, Rachel. “Race After Technology: Abolitionist Tools for the New Jim Code by Ruha Benjamin (Review).” Configurations: A Journal of Literature, Science, and Technology 30, no. 2 (2022): 236–38.
https://doi.org/10.1353/con.2022.0013.
</text:p>
      <text:h text:style-name="Heading_20_2" text:outline-level="2" text:is-list-header="false">
<text:bookmark-start text:name="OrgXref.orgbc18114"/>
<text:bookmark text:name="orgbc18114"/>week 13, writing day II
<text:bookmark-end text:name="OrgXref.orgbc18114"/></text:h>
      <text:p text:style-name="Text_20_body">Goals
</text:p>
      <text:list text:style-name="OrgBulletedList" text:continue-numbering="false">
        <text:list-item>
          <text:p text:style-name="Text_20_body">show you rubric, discuss argument
</text:p>
        </text:list-item>
        <text:list-item>
          <text:p text:style-name="Text_20_body">mini conferences
</text:p>
        </text:list-item>
        <text:list-item>
          <text:p text:style-name="Text_20_body">some presentations
</text:p>
        </text:list-item>
      </text:list>
      <text:p text:style-name="Text_20_body">Agenda
</text:p>
      <text:list text:style-name="OrgBulletedList" text:continue-numbering="false">
        <text:list-item>
          <text:p text:style-name="Text_20_body">Link to grading rubric 10 min
</text:p>
        </text:list-item>
        <text:list-item>
          <text:p text:style-name="Text_20_body">Activity (synchronous)"
</text:p>
          <text:list text:style-name="OrgBulletedList" text:continue-numbering="true">
            <text:list-item>
              <text:p text:style-name="Text_20_body">Focused Drafting: “Write Your Strongest Paragraph”
</text:p>
              <text:list text:style-name="OrgBulletedList" text:continue-numbering="true">
                <text:list-item>
                  <text:p text:style-name="Text_20_body">Select the section of your outline that feels clearest or most compelling to you.
</text:p>
                </text:list-item>
                <text:list-item>
                  <text:p text:style-name="Text_20_body">Then, use the outline as a guide to draft a full paragraph for that section, focusing on:
</text:p>
                  <text:list text:style-name="OrgBulletedList" text:continue-numbering="true">
                    <text:list-item>
                      <text:p text:style-name="Text_20_body">Expanding bullet points into complete sentences.
</text:p>
                    </text:list-item>
                    <text:list-item>
                      <text:p text:style-name="Text_20_body">Adding examples, quotes, or evidence from your book to support key points.
</text:p>
                    </text:list-item>
                    <text:list-item>
                      <text:p text:style-name="Text_20_body">Including some sentences that explain the quotation in your own words, and its significance to your overall point.
</text:p>
                    </text:list-item>
                  </text:list>
                </text:list-item>
              </text:list>
            </text:list-item>
          </text:list>
        </text:list-item>
      </text:list>
      <text:p text:style-name="Text_20_body">Mini-conferences sign up. Each conference will be 10 minutes maximum.
</text:p>
      <text:p text:style-name="Text_20_body">Homework: 6 full pages, double spaced.
</text:p>
      <text:h text:style-name="Heading_20_2" text:outline-level="2" text:is-list-header="false">
<text:bookmark-start text:name="OrgXref.org966c71f"/>
<text:bookmark text:name="org966c71f"/>week 14, writing day III
<text:bookmark-end text:name="OrgXref.org966c71f"/></text:h>
      <text:p text:style-name="Text_20_body">Agenda:
</text:p>
      <text:list text:style-name="OrgBulletedList" text:continue-numbering="false">
        <text:list-item>
          <text:p text:style-name="Text_20_body">mini-conferences
</text:p>
        </text:list-item>
        <text:list-item>
          <text:p text:style-name="Text_20_body">peer review
</text:p>
        </text:list-item>
        <text:list-item>
          <text:p text:style-name="Text_20_body">fieldworld presentations
</text:p>
        </text:list-item>
      </text:list>
      <text:p text:style-name="Text_20_body">Schedule:
</text:p>
      <text:list text:style-name="OrgBulletedList" text:continue-numbering="false">
        <text:list-item>
          <text:p text:style-name="Text_20_body">intros (15)
</text:p>
        </text:list-item>
        <text:list-item>
          <text:p text:style-name="Text_20_body">review peer review instructions (15)
</text:p>
        </text:list-item>
        <text:list-item>
          <text:p text:style-name="Text_20_body">mini-conferences / peer review, 2 rounds (60)
</text:p>
        </text:list-item>
        <text:list-item>
          <text:p text:style-name="Text_20_body">BREAK (20)
</text:p>
        </text:list-item>
        <text:list-item>
          <text:p text:style-name="Text_20_body">work on papers / finish mini-conferences (40)
</text:p>
        </text:list-item>
        <text:list-item>
          <text:p text:style-name="Text_20_body">fieldwork? (20)
</text:p>
        </text:list-item>
        <text:list-item>
          <text:p text:style-name="Text_20_body">next time, have full drafts and we will talk about intros &amp; conclusions.
</text:p>
        </text:list-item>
      </text:list>
      <text:h text:style-name="Heading_20_2" text:outline-level="2" text:is-list-header="false">
<text:bookmark-start text:name="OrgXref.orge225187"/>
<text:bookmark text:name="orge225187"/>week 15, writing day IV
<text:bookmark-end text:name="OrgXref.orge225187"/></text:h>
      <text:p text:style-name="Text_20_body">Agenda:
</text:p>
      <text:list text:style-name="OrgBulletedList" text:continue-numbering="false">
        <text:list-item>
          <text:p text:style-name="Text_20_body">peer review
</text:p>
        </text:list-item>
        <text:list-item>
          <text:p text:style-name="Text_20_body">fieldworld presentations
</text:p>
        </text:list-item>
      </text:list>
      <text:p text:style-name="Text_20_body">Schedule:
</text:p>
      <text:list text:style-name="OrgBulletedList" text:continue-numbering="false">
        <text:list-item>
          <text:p text:style-name="Text_20_body">intros (15)
</text:p>
        </text:list-item>
        <text:list-item>
          <text:p text:style-name="Text_20_body">reverse outline (30 min)
</text:p>
        </text:list-item>
        <text:list-item>
          <text:p text:style-name="Text_20_body">review peer review instructions (15)
</text:p>
          <text:list text:style-name="OrgBulletedList" text:continue-numbering="true">
            <text:list-item>
              <text:p text:style-name="Text_20_body">introductions, conclusions
</text:p>
            </text:list-item>
            <text:list-item>
              <text:p text:style-name="Text_20_body">handling evidence
</text:p>
            </text:list-item>
            <text:list-item>
              <text:p text:style-name="Text_20_body">style
</text:p>
            </text:list-item>
          </text:list>
        </text:list-item>
        <text:list-item>
          <text:p text:style-name="Text_20_body">peer review, 1 round (30)
</text:p>
        </text:list-item>
        <text:list-item>
          <text:p text:style-name="Text_20_body">BREAK (20)
</text:p>
        </text:list-item>
        <text:list-item>
          <text:p text:style-name="Text_20_body">peer reivew, 1 round (30)
</text:p>
        </text:list-item>
        <text:list-item>
          <text:p text:style-name="Text_20_body">fieldwork? (20)
</text:p>
        </text:list-item>
      </text:list>
      <text:p text:style-name="Text_20_body">Common threads:
</text:p>
      <text:list text:style-name="OrgBulletedList" text:continue-numbering="false">
        <text:list-item>
          <text:p text:style-name="Text_20_body">balance between summary &amp; critique
</text:p>
        </text:list-item>
        <text:list-item>
          <text:p text:style-name="Text_20_body">how to structure the paper
</text:p>
        </text:list-item>
        <text:list-item>
          <text:p text:style-name="Text_20_body">how to put the book into "conversatio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5-02-11T14:49:55</dc:date>
    <meta:creation-date>2025-02-11T14:49:55</meta:creation-date>
    <meta:generator>Emacs 29.3 (Org mode 9.6.15)</meta:generator>
    <meta:keyword/>
    <dc:subject/>
    <dc:title/>
  </office:meta>
</office:document-meta>
</file>